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117f6"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5" style:family="paragraph" style:parent-style-name="Standard">
      <style:text-properties style:font-name="Liberation Serif1" fo:font-size="12pt" officeooo:rsid="000df69f" officeooo:paragraph-rsid="00cb3264" style:font-size-asian="12pt" style:font-size-complex="12pt"/>
    </style:style>
    <style:style style:name="P26" style:family="paragraph" style:parent-style-name="Standard">
      <style:text-properties style:font-name="Liberation Serif1" fo:font-size="12pt" officeooo:rsid="000df69f" officeooo:paragraph-rsid="011002d2" style:font-size-asian="12pt" style:font-size-complex="12pt"/>
    </style:style>
    <style:style style:name="P27" style:family="paragraph" style:parent-style-name="Standard">
      <style:text-properties style:font-name="Liberation Serif1" fo:font-size="12pt" officeooo:rsid="00267ab2" officeooo:paragraph-rsid="00267ab2" style:font-size-asian="12pt" style:font-size-complex="12pt"/>
    </style:style>
    <style:style style:name="P28" style:family="paragraph" style:parent-style-name="Standard">
      <style:text-properties style:font-name="Liberation Serif1" fo:font-size="12pt" officeooo:rsid="00267ab2" officeooo:paragraph-rsid="0027e73a" style:font-size-asian="12pt" style:font-size-complex="12pt"/>
    </style:style>
    <style:style style:name="P29" style:family="paragraph" style:parent-style-name="Standard">
      <style:text-properties style:font-name="Liberation Serif1" fo:font-size="12pt" officeooo:rsid="0027e73a"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11cb53"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3" style:family="paragraph" style:parent-style-name="Standard">
      <style:text-properties style:font-name="Liberation Serif1" fo:font-size="12pt" officeooo:rsid="003a6650" officeooo:paragraph-rsid="0056509b"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5" style:family="paragraph" style:parent-style-name="Standard">
      <style:text-properties style:font-name="Liberation Serif1" fo:font-size="12pt" officeooo:rsid="0081365a" officeooo:paragraph-rsid="00831ff7" style:font-size-asian="12pt" style:font-size-complex="12pt"/>
    </style:style>
    <style:style style:name="P56" style:family="paragraph" style:parent-style-name="Standard">
      <style:text-properties style:font-name="Liberation Serif1" fo:font-size="12pt" officeooo:rsid="00860757" officeooo:paragraph-rsid="00860757"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text-properties style:font-name="Liberation Serif1" fo:font-size="12pt" officeooo:rsid="00921ed9" officeooo:paragraph-rsid="0094d3be" style:font-size-asian="12pt" style:font-size-complex="12pt"/>
    </style:style>
    <style:style style:name="P6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1" style:family="paragraph" style:parent-style-name="Standard">
      <style:text-properties style:font-name="Liberation Serif1" fo:font-size="12pt" officeooo:rsid="0097aba4" officeooo:paragraph-rsid="0097aba4" style:font-size-asian="12pt" style:font-size-complex="12pt"/>
    </style:style>
    <style:style style:name="P62"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3" style:family="paragraph" style:parent-style-name="Standard">
      <style:text-properties style:font-name="Liberation Serif1" fo:font-size="12pt" officeooo:paragraph-rsid="00a62c5a"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5" style:family="paragraph" style:parent-style-name="Standard">
      <style:text-properties style:font-name="Liberation Serif1" fo:font-size="12pt" officeooo:rsid="00a6f254" officeooo:paragraph-rsid="00a6f254" style:font-size-asian="12pt" style:font-size-complex="12pt"/>
    </style:style>
    <style:style style:name="P66" style:family="paragraph" style:parent-style-name="Standard">
      <style:text-properties style:font-name="Liberation Serif1" fo:font-size="12pt" officeooo:rsid="00db863f" officeooo:paragraph-rsid="00db863f" style:font-size-asian="12pt" style:font-size-complex="12pt"/>
    </style:style>
    <style:style style:name="P67" style:family="paragraph" style:parent-style-name="Standard">
      <style:text-properties style:font-name="Liberation Serif1" fo:font-size="12pt" officeooo:rsid="00dc7612" officeooo:paragraph-rsid="00dc7612" style:font-size-asian="12pt" style:font-size-complex="12pt"/>
    </style:style>
    <style:style style:name="P68" style:family="paragraph" style:parent-style-name="Standard">
      <style:text-properties style:font-name="Liberation Serif1" fo:font-size="12pt" officeooo:rsid="00de6130" officeooo:paragraph-rsid="00de6130" style:font-size-asian="12pt" style:font-size-complex="12pt"/>
    </style:style>
    <style:style style:name="P69" style:family="paragraph" style:parent-style-name="Standard">
      <style:text-properties style:font-name="Liberation Serif1" fo:font-size="12pt" officeooo:rsid="00de6130" officeooo:paragraph-rsid="00fa83ff" style:font-size-asian="12pt" style:font-size-complex="12pt"/>
    </style:style>
    <style:style style:name="P70" style:family="paragraph" style:parent-style-name="Standard">
      <style:text-properties style:font-name="Liberation Serif1" fo:font-size="12pt" officeooo:rsid="00e056ba" officeooo:paragraph-rsid="00e056ba" style:font-size-asian="12pt" style:font-size-complex="12pt"/>
    </style:style>
    <style:style style:name="P71" style:family="paragraph" style:parent-style-name="Standard">
      <style:text-properties style:font-name="Liberation Serif1" fo:font-size="12pt" officeooo:rsid="010f7e8f" officeooo:paragraph-rsid="010f7e8f" style:font-size-asian="12pt" style:font-size-complex="12pt"/>
    </style:style>
    <style:style style:name="P72" style:family="paragraph" style:parent-style-name="Standard">
      <style:text-properties style:font-name="Liberation Serif1" fo:font-size="12pt" officeooo:paragraph-rsid="010f7e8f" style:font-size-asian="12pt" style:font-size-complex="12pt"/>
    </style:style>
    <style:style style:name="P73" style:family="paragraph" style:parent-style-name="Standard">
      <style:text-properties style:font-name="Liberation Serif1" fo:font-size="12pt" officeooo:paragraph-rsid="0123aec7" style:font-size-asian="12pt" style:font-size-complex="12pt"/>
    </style:style>
    <style:style style:name="P74"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78"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0"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rsid="0123aec7" officeooo:paragraph-rsid="0123aec7"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2e618d" officeooo:paragraph-rsid="012c149d"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1" style:family="paragraph" style:parent-style-name="Standard">
      <style:text-properties style:font-name="Liberation Serif1" fo:font-size="12pt" fo:font-weight="normal" officeooo:rsid="0123aec7" officeooo:paragraph-rsid="0123aec7" fo:background-color="#d4ea6b" style:font-size-asian="12pt" style:font-weight-asian="normal" style:font-size-complex="12pt" style:font-weight-complex="normal"/>
    </style:style>
    <style:style style:name="P92"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3" style:family="paragraph" style:parent-style-name="Standard">
      <style:text-properties style:font-name="Liberation Serif1" fo:font-size="12pt" officeooo:rsid="000df69f" officeooo:paragraph-rsid="000df69f" fo:background-color="#ffff00" style:font-size-asian="12pt" style:font-size-complex="12pt"/>
    </style:style>
    <style:style style:name="P94" style:family="paragraph" style:parent-style-name="Standard">
      <style:text-properties style:font-name="Liberation Serif1" fo:font-size="12pt" officeooo:rsid="00267ab2" officeooo:paragraph-rsid="0027e73a" fo:background-color="transparent" style:font-size-asian="12pt" style:font-size-complex="12pt"/>
    </style:style>
    <style:style style:name="P95" style:family="paragraph" style:parent-style-name="Standard">
      <style:text-properties style:font-name="Liberation Serif1" fo:font-size="12pt" officeooo:rsid="007bea21" officeooo:paragraph-rsid="007bea21" fo:background-color="transparent" style:font-size-asian="12pt" style:font-size-complex="12pt"/>
    </style:style>
    <style:style style:name="P96"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97"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98"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99"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0" style:family="paragraph" style:parent-style-name="Standard">
      <style:text-properties style:font-name="Liberation Serif1" fo:font-size="12pt" officeooo:rsid="0081365a" officeooo:paragraph-rsid="00831ff7" fo:background-color="#ffffa6" style:font-size-asian="12pt" style:font-size-complex="12pt"/>
    </style:style>
    <style:style style:name="P10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10"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11"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12" style:family="paragraph" style:parent-style-name="Standard">
      <style:text-properties style:font-name="Liberation Serif1" fo:font-size="12pt" officeooo:rsid="011f736f" officeooo:paragraph-rsid="00f40d56" fo:background-color="#d4ea6b" style:font-size-asian="12pt" style:font-size-complex="12pt"/>
    </style:style>
    <style:style style:name="P113" style:family="paragraph" style:parent-style-name="Standard">
      <style:text-properties style:font-name="Liberation Serif1" officeooo:rsid="000df69f" officeooo:paragraph-rsid="000df69f"/>
    </style:style>
    <style:style style:name="P114" style:family="paragraph" style:parent-style-name="Standard">
      <style:text-properties officeooo:rsid="000df69f" officeooo:paragraph-rsid="002117f6"/>
    </style:style>
    <style:style style:name="P115" style:family="paragraph" style:parent-style-name="Standard">
      <style:text-properties officeooo:rsid="000df69f" officeooo:paragraph-rsid="0027e73a"/>
    </style:style>
    <style:style style:name="P116" style:family="paragraph" style:parent-style-name="Standard">
      <style:text-properties officeooo:rsid="000df69f" officeooo:paragraph-rsid="011002d2"/>
    </style:style>
    <style:style style:name="P117" style:family="paragraph" style:parent-style-name="Standard">
      <style:text-properties officeooo:paragraph-rsid="000e68e2"/>
    </style:style>
    <style:style style:name="P118" style:family="paragraph" style:parent-style-name="Heading_20_3">
      <style:paragraph-properties fo:break-before="page"/>
    </style:style>
    <style:style style:name="P119" style:family="paragraph" style:parent-style-name="Standard">
      <style:text-properties officeooo:paragraph-rsid="0011cb53"/>
    </style:style>
    <style:style style:name="P120" style:family="paragraph" style:parent-style-name="Standard">
      <style:text-properties officeooo:rsid="001a6616" officeooo:paragraph-rsid="001a6616"/>
    </style:style>
    <style:style style:name="P121" style:family="paragraph" style:parent-style-name="Standard">
      <style:paragraph-properties fo:margin-left="0.4925in" fo:margin-right="0in" fo:text-indent="0in" style:auto-text-indent="false"/>
      <style:text-properties officeooo:paragraph-rsid="00354093"/>
    </style:style>
    <style:style style:name="P122" style:family="paragraph" style:parent-style-name="Standard">
      <style:paragraph-properties fo:margin-left="0.4925in" fo:margin-right="0in" fo:text-indent="0in" style:auto-text-indent="false"/>
      <style:text-properties officeooo:rsid="00684d34" officeooo:paragraph-rsid="00684d34"/>
    </style:style>
    <style:style style:name="P123" style:family="paragraph" style:parent-style-name="Standard">
      <style:text-properties fo:font-size="12pt" officeooo:rsid="000df69f" officeooo:paragraph-rsid="002117f6" style:font-size-asian="12pt" style:font-size-complex="12pt"/>
    </style:style>
    <style:style style:name="P124"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125" style:family="paragraph" style:parent-style-name="Standard">
      <style:text-properties fo:font-size="12pt" officeooo:rsid="00267ab2" officeooo:paragraph-rsid="00267ab2" style:font-size-asian="12pt" style:font-size-complex="12pt"/>
    </style:style>
    <style:style style:name="P126" style:family="paragraph" style:parent-style-name="Standard">
      <style:text-properties fo:font-size="12pt" officeooo:rsid="00684d34" officeooo:paragraph-rsid="00684d34" style:font-size-asian="12pt" style:font-size-complex="12pt"/>
    </style:style>
    <style:style style:name="P127" style:family="paragraph" style:parent-style-name="Standard">
      <style:text-properties officeooo:rsid="00b53ea0" officeooo:paragraph-rsid="00b53ea0"/>
    </style:style>
    <style:style style:name="P128" style:family="paragraph" style:parent-style-name="Standard">
      <style:text-properties officeooo:paragraph-rsid="00e18059"/>
    </style:style>
    <style:style style:name="P129" style:family="paragraph" style:parent-style-name="Heading_20_3">
      <style:text-properties officeooo:rsid="011002d2" officeooo:paragraph-rsid="011002d2"/>
    </style:style>
    <style:style style:name="P130"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31"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32"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33"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34" style:family="paragraph" style:parent-style-name="Standard">
      <style:text-properties style:text-line-through-style="none" style:text-line-through-type="none" officeooo:rsid="00e344a0" officeooo:paragraph-rsid="00e344a0"/>
    </style:style>
    <style:style style:name="P135" style:family="paragraph" style:parent-style-name="Standard">
      <style:text-properties style:text-line-through-style="none" style:text-line-through-type="none" officeooo:rsid="00de6130" officeooo:paragraph-rsid="00e18059"/>
    </style:style>
    <style:style style:name="P136" style:family="paragraph" style:parent-style-name="Standard">
      <style:text-properties officeooo:paragraph-rsid="011720fe"/>
    </style:style>
    <style:style style:name="P137"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38"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39"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40"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41"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42" style:family="paragraph" style:parent-style-name="Text_20_body">
      <style:text-properties fo:font-variant="normal" fo:text-transform="none"/>
    </style:style>
    <style:style style:name="P143"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44"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45"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46"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47"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48"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49"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50" style:family="paragraph" style:parent-style-name="Standard">
      <style:paragraph-properties fo:margin-left="0.4925in" fo:margin-right="0in" fo:text-indent="0in" style:auto-text-indent="false"/>
      <style:text-properties style:text-line-through-style="solid" style:text-line-through-type="single" style:font-name="Liberation Serif1" fo:font-size="11pt" officeooo:rsid="0059a2d8" officeooo:paragraph-rsid="0063a29e" style:font-size-asian="11pt" style:font-size-complex="11pt"/>
    </style:style>
    <style:style style:name="P151" style:family="paragraph" style:parent-style-name="Standard">
      <style:paragraph-properties fo:margin-left="0.4925in" fo:margin-right="0in" fo:text-indent="0in" style:auto-text-indent="false"/>
      <style:text-properties style:text-line-through-style="solid" style:text-line-through-type="single" style:font-name="Liberation Serif1" fo:font-size="11pt" officeooo:rsid="0059a2d8" officeooo:paragraph-rsid="0119535a" style:font-size-asian="11pt" style:font-size-complex="11pt"/>
    </style:style>
    <style:style style:name="P152" style:family="paragraph" style:parent-style-name="Standard" style:list-style-name="L1">
      <style:text-properties style:font-name="Liberation Serif1" officeooo:rsid="00bde802" officeooo:paragraph-rsid="01317dc1"/>
    </style:style>
    <style:style style:name="P153" style:family="paragraph" style:parent-style-name="Standard" style:list-style-name="L1">
      <style:text-properties style:font-name="Liberation Serif1" officeooo:rsid="00bde802" officeooo:paragraph-rsid="012fd15f"/>
    </style:style>
    <style:style style:name="P154" style:family="paragraph" style:parent-style-name="Standard" style:list-style-name="L1">
      <style:text-properties style:font-name="Liberation Serif1" officeooo:rsid="00bde802" officeooo:paragraph-rsid="00cf4e31"/>
    </style:style>
    <style:style style:name="P155" style:family="paragraph" style:parent-style-name="Standard" style:list-style-name="L2">
      <style:text-properties style:font-name="Liberation Serif1" officeooo:rsid="00bde802" officeooo:paragraph-rsid="013ce3e2"/>
    </style:style>
    <style:style style:name="P156" style:family="paragraph" style:parent-style-name="Standard" style:list-style-name="L2">
      <style:text-properties style:font-name="Liberation Serif1" officeooo:rsid="01317dc1" officeooo:paragraph-rsid="01317dc1"/>
    </style:style>
    <style:style style:name="P157" style:family="paragraph" style:parent-style-name="Standard" style:list-style-name="L1">
      <style:text-properties style:font-name="Liberation Serif1" officeooo:rsid="01323f6f" officeooo:paragraph-rsid="01323f6f"/>
    </style:style>
    <style:style style:name="P158" style:family="paragraph" style:parent-style-name="Standard" style:list-style-name="L1">
      <style:text-properties style:font-name="Liberation Serif1" officeooo:rsid="00bf1e78" officeooo:paragraph-rsid="01323f6f"/>
    </style:style>
    <style:style style:name="P159" style:family="paragraph" style:parent-style-name="Standard" style:list-style-name="L1">
      <style:text-properties style:font-name="Liberation Serif1" officeooo:rsid="01330ba5" officeooo:paragraph-rsid="01330ba5"/>
    </style:style>
    <style:style style:name="P160" style:family="paragraph" style:parent-style-name="Standard" style:list-style-name="L3">
      <style:text-properties style:font-name="Liberation Serif1" fo:font-size="12pt" officeooo:rsid="000df69f" officeooo:paragraph-rsid="000df69f" style:font-size-asian="12pt" style:font-size-complex="12pt"/>
    </style:style>
    <style:style style:name="P161" style:family="paragraph" style:parent-style-name="Standard" style:list-style-name="L3">
      <style:text-properties style:font-name="Liberation Serif1" fo:font-size="12pt" officeooo:rsid="011225c8" officeooo:paragraph-rsid="01317dc1" style:font-size-asian="12pt" style:font-size-complex="12pt"/>
    </style:style>
    <style:style style:name="P162" style:family="paragraph" style:parent-style-name="Standard" style:list-style-name="L4">
      <style:text-properties style:font-name="Liberation Serif1" fo:font-size="12pt" officeooo:rsid="0011cb53" officeooo:paragraph-rsid="003a6650" style:font-size-asian="12pt" style:font-size-complex="12pt"/>
    </style:style>
    <style:style style:name="P163" style:family="paragraph" style:parent-style-name="Standard" style:list-style-name="L4">
      <style:text-properties style:font-name="Liberation Serif1" fo:font-size="12pt" officeooo:rsid="003bbc17" officeooo:paragraph-rsid="004b6345" style:font-size-asian="12pt" style:font-size-complex="12pt"/>
    </style:style>
    <style:style style:name="P164" style:family="paragraph" style:parent-style-name="Standard" style:list-style-name="L4">
      <style:text-properties style:font-name="Liberation Serif1" fo:font-size="12pt" officeooo:rsid="003bbc17" officeooo:paragraph-rsid="003bbc17" style:font-size-asian="12pt" style:font-size-complex="12pt"/>
    </style:style>
    <style:style style:name="P165" style:family="paragraph" style:parent-style-name="Standard" style:list-style-name="L4">
      <style:text-properties style:font-name="Liberation Serif1" fo:font-size="12pt" fo:font-weight="normal" officeooo:rsid="003bbc17" officeooo:paragraph-rsid="003bbc17" style:font-size-asian="12pt" style:font-weight-asian="normal" style:font-size-complex="12pt" style:font-weight-complex="normal"/>
    </style:style>
    <style:style style:name="P166" style:family="paragraph" style:parent-style-name="Standard" style:list-style-name="L4">
      <style:text-properties style:font-name="Liberation Serif1" fo:font-size="12pt" fo:font-weight="normal" officeooo:rsid="0042cbab" officeooo:paragraph-rsid="0042cbab" style:font-size-asian="12pt" style:font-weight-asian="normal" style:font-size-complex="12pt" style:font-weight-complex="normal"/>
    </style:style>
    <style:style style:name="P167"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3d9981" style:font-size-asian="12pt" style:font-style-asian="normal" style:font-weight-asian="normal" style:font-size-complex="12pt" style:font-style-complex="normal" style:font-weight-complex="normal"/>
    </style:style>
    <style:style style:name="P168" style:family="paragraph" style:parent-style-name="Standard" style:list-style-name="L3">
      <style:text-properties style:font-name="Liberation Serif1" fo:font-size="11pt" officeooo:rsid="000df69f" officeooo:paragraph-rsid="000df69f" style:font-size-asian="11pt" style:font-size-complex="11pt"/>
    </style:style>
    <style:style style:name="P169" style:family="paragraph" style:parent-style-name="Standard" style:list-style-name="L4">
      <style:text-properties style:font-name="Liberation Serif1" fo:font-size="11pt" officeooo:rsid="003a6650" officeooo:paragraph-rsid="00458a02" style:font-size-asian="11pt" style:font-size-complex="11pt"/>
    </style:style>
    <style:style style:name="P170" style:family="paragraph" style:parent-style-name="Standard" style:list-style-name="L5">
      <style:text-properties style:font-name="Liberation Serif1" fo:font-size="11pt" officeooo:rsid="0059a2d8" officeooo:paragraph-rsid="0138a044" style:font-size-asian="11pt" style:font-size-complex="11pt"/>
    </style:style>
    <style:style style:name="P171" style:family="paragraph" style:parent-style-name="Standard" style:list-style-name="L5">
      <style:text-properties style:font-name="Liberation Serif1" fo:font-size="11pt" officeooo:rsid="0059a2d8" officeooo:paragraph-rsid="0139a3f5" style:font-size-asian="11pt" style:font-size-complex="11pt"/>
    </style:style>
    <style:style style:name="P172" style:family="paragraph" style:parent-style-name="Standard" style:list-style-name="L5">
      <style:text-properties style:font-name="Liberation Serif1" fo:font-size="11pt" officeooo:rsid="0059a2d8" officeooo:paragraph-rsid="013de44f" style:font-size-asian="11pt" style:font-size-complex="11pt"/>
    </style:style>
    <style:style style:name="P173" style:family="paragraph" style:parent-style-name="Standard" style:list-style-name="L4">
      <style:text-properties officeooo:paragraph-rsid="00439fdb"/>
    </style:style>
    <style:style style:name="P174" style:family="paragraph" style:parent-style-name="Standard" style:list-style-name="L4">
      <style:text-properties officeooo:rsid="00b0bccc" officeooo:paragraph-rsid="00b0bccc"/>
    </style:style>
    <style:style style:name="P175" style:family="paragraph" style:parent-style-name="Standard" style:list-style-name="L4">
      <style:text-properties officeooo:rsid="00b9271e" officeooo:paragraph-rsid="00b9271e"/>
    </style:style>
    <style:style style:name="P176" style:family="paragraph" style:parent-style-name="Standard">
      <style:text-properties officeooo:rsid="002e618d" officeooo:paragraph-rsid="013d1804"/>
    </style:style>
    <style:style style:name="P177" style:family="paragraph" style:parent-style-name="Text_20_body" style:list-style-name="L6">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323f6f" fo:background-color="transparent" loext:char-shading-value="0" style:font-weight-asian="bold" style:font-weight-complex="bold"/>
    </style:style>
    <style:style style:name="T17" style:family="text">
      <style:text-properties fo:font-weight="bold" officeooo:rsid="011002d2" fo:background-color="transparent"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cb998" style:font-weight-asian="normal" style:font-weight-complex="normal"/>
    </style:style>
    <style:style style:name="T20" style:family="text">
      <style:text-properties fo:font-weight="normal" officeooo:rsid="002d8c71" style:font-weight-asian="normal" style:font-weight-complex="normal"/>
    </style:style>
    <style:style style:name="T21" style:family="text">
      <style:text-properties fo:font-weight="normal" officeooo:rsid="00354093" style:font-weight-asian="normal" style:font-weight-complex="normal"/>
    </style:style>
    <style:style style:name="T22" style:family="text">
      <style:text-properties fo:font-weight="normal" officeooo:rsid="0035faab" style:font-weight-asian="normal" style:font-weight-complex="normal"/>
    </style:style>
    <style:style style:name="T23" style:family="text">
      <style:text-properties fo:font-weight="normal" officeooo:rsid="00386d0a" style:font-weight-asian="normal" style:font-weight-complex="normal"/>
    </style:style>
    <style:style style:name="T24" style:family="text">
      <style:text-properties fo:font-weight="normal" officeooo:rsid="0036b11a" style:font-weight-asian="normal" style:font-weight-complex="normal"/>
    </style:style>
    <style:style style:name="T25" style:family="text">
      <style:text-properties fo:font-weight="normal" officeooo:rsid="0039beac" style:font-weight-asian="normal" style:font-weight-complex="normal"/>
    </style:style>
    <style:style style:name="T26" style:family="text">
      <style:text-properties fo:font-weight="normal" officeooo:rsid="003a6650" style:font-weight-asian="normal" style:font-weight-complex="normal"/>
    </style:style>
    <style:style style:name="T27" style:family="text">
      <style:text-properties fo:font-weight="normal" officeooo:rsid="004107cf" style:font-weight-asian="normal" style:font-weight-complex="normal"/>
    </style:style>
    <style:style style:name="T28" style:family="text">
      <style:text-properties fo:font-weight="normal" officeooo:rsid="0042cbab" style:font-weight-asian="normal" style:font-weight-complex="normal"/>
    </style:style>
    <style:style style:name="T29" style:family="text">
      <style:text-properties fo:font-weight="normal" officeooo:rsid="00458a02" style:font-weight-asian="normal" style:font-weight-complex="normal"/>
    </style:style>
    <style:style style:name="T30" style:family="text">
      <style:text-properties fo:font-weight="normal" officeooo:rsid="00477801" style:font-weight-asian="normal" style:font-weight-complex="normal"/>
    </style:style>
    <style:style style:name="T31" style:family="text">
      <style:text-properties fo:font-weight="normal" officeooo:rsid="004b6345" style:font-weight-asian="normal" style:font-weight-complex="normal"/>
    </style:style>
    <style:style style:name="T32" style:family="text">
      <style:text-properties fo:font-weight="normal" officeooo:rsid="0056509b" style:font-weight-asian="normal" style:font-weight-complex="normal"/>
    </style:style>
    <style:style style:name="T33" style:family="text">
      <style:text-properties fo:font-weight="normal" officeooo:rsid="002f2a83" style:font-weight-asian="normal" style:font-weight-complex="normal"/>
    </style:style>
    <style:style style:name="T34" style:family="text">
      <style:text-properties fo:font-weight="normal" officeooo:rsid="00af62d8" style:font-weight-asian="normal" style:font-weight-complex="normal"/>
    </style:style>
    <style:style style:name="T35" style:family="text">
      <style:text-properties fo:font-weight="normal" officeooo:rsid="007bea21" style:font-weight-asian="normal" style:font-weight-complex="normal"/>
    </style:style>
    <style:style style:name="T36" style:family="text">
      <style:text-properties fo:font-weight="normal" officeooo:rsid="00c5a609" style:font-weight-asian="normal" style:font-weight-complex="normal"/>
    </style:style>
    <style:style style:name="T37" style:family="text">
      <style:text-properties fo:font-weight="normal" officeooo:rsid="00d163f6" style:font-weight-asian="normal" style:font-weight-complex="normal"/>
    </style:style>
    <style:style style:name="T38" style:family="text">
      <style:text-properties fo:font-weight="normal" officeooo:rsid="01317dc1" style:font-weight-asian="normal" style:font-weight-complex="normal"/>
    </style:style>
    <style:style style:name="T39" style:family="text">
      <style:text-properties fo:font-weight="normal" officeooo:rsid="01330ba5" style:font-weight-asian="normal" style:font-weight-complex="normal"/>
    </style:style>
    <style:style style:name="T40" style:family="text">
      <style:text-properties fo:font-weight="normal" fo:background-color="transparent" loext:char-shading-value="0" style:font-weight-asian="normal" style:font-weight-complex="normal"/>
    </style:style>
    <style:style style:name="T41" style:family="text">
      <style:text-properties fo:font-weight="normal" officeooo:rsid="00fa83ff" style:font-name-asian="Noto Serif CJK SC" style:font-weight-asian="normal" style:font-name-complex="Lohit Devanagari1" style:font-weight-complex="normal"/>
    </style:style>
    <style:style style:name="T42" style:family="text">
      <style:text-properties officeooo:rsid="00101561"/>
    </style:style>
    <style:style style:name="T43" style:family="text">
      <style:text-properties officeooo:rsid="0011cb53"/>
    </style:style>
    <style:style style:name="T44" style:family="text">
      <style:text-properties fo:font-style="italic" style:font-style-asian="italic" style:font-style-complex="italic"/>
    </style:style>
    <style:style style:name="T45" style:family="text">
      <style:text-properties fo:font-style="italic" officeooo:rsid="000df69f" style:font-style-asian="italic" style:font-style-complex="italic"/>
    </style:style>
    <style:style style:name="T46" style:family="text">
      <style:text-properties fo:font-style="italic" officeooo:rsid="002117f6" style:font-style-asian="italic" style:font-style-complex="italic"/>
    </style:style>
    <style:style style:name="T47" style:family="text">
      <style:text-properties fo:font-style="italic" officeooo:rsid="013ce3e2"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145fe6"/>
    </style:style>
    <style:style style:name="T50" style:family="text">
      <style:text-properties officeooo:rsid="0014baa3"/>
    </style:style>
    <style:style style:name="T51" style:family="text">
      <style:text-properties officeooo:rsid="001cb659"/>
    </style:style>
    <style:style style:name="T52" style:family="text">
      <style:text-properties style:font-name="Liberation Serif1"/>
    </style:style>
    <style:style style:name="T53" style:family="text">
      <style:text-properties style:font-name="Liberation Serif1" fo:font-style="italic" style:font-style-asian="italic" style:font-style-complex="italic"/>
    </style:style>
    <style:style style:name="T54" style:family="text">
      <style:text-properties style:font-name="Liberation Serif1" fo:font-style="italic" officeooo:rsid="00249091" style:font-style-asian="italic" style:font-style-complex="italic"/>
    </style:style>
    <style:style style:name="T55" style:family="text">
      <style:text-properties style:font-name="Liberation Serif1" fo:font-style="italic" officeooo:rsid="000df69f" style:font-style-asian="italic" style:font-style-complex="italic"/>
    </style:style>
    <style:style style:name="T56" style:family="text">
      <style:text-properties style:font-name="Liberation Serif1" fo:font-weight="bold" style:font-weight-asian="bold" style:font-weight-complex="bold"/>
    </style:style>
    <style:style style:name="T57" style:family="text">
      <style:text-properties style:font-name="Liberation Serif1" fo:font-weight="bold" officeooo:rsid="00249091" style:font-weight-asian="bold" style:font-weight-complex="bold"/>
    </style:style>
    <style:style style:name="T58" style:family="text">
      <style:text-properties style:font-name="Liberation Serif1" fo:font-weight="bold" fo:background-color="transparent" loext:char-shading-value="0" style:font-weight-asian="bold" style:font-weight-complex="bold"/>
    </style:style>
    <style:style style:name="T59" style:family="text">
      <style:text-properties style:font-name="Liberation Serif1" fo:font-weight="normal" fo:background-color="transparent" loext:char-shading-value="0"/>
    </style:style>
    <style:style style:name="T60" style:family="text">
      <style:text-properties style:font-name="Liberation Serif1" fo:font-size="12pt" style:font-size-asian="12pt" style:font-size-complex="12pt"/>
    </style:style>
    <style:style style:name="T61" style:family="text">
      <style:text-properties style:font-name="Liberation Serif1" fo:font-size="12pt" officeooo:rsid="000e68e2" style:font-size-asian="12pt" style:font-size-complex="12pt"/>
    </style:style>
    <style:style style:name="T62" style:family="text">
      <style:text-properties style:font-name="Liberation Serif1" fo:font-size="12pt" officeooo:rsid="0011cb53" style:font-size-asian="12pt" style:font-size-complex="12pt"/>
    </style:style>
    <style:style style:name="T63" style:family="text">
      <style:text-properties style:font-name="Liberation Serif1" fo:font-size="12pt" officeooo:rsid="0031ff27" style:font-size-asian="12pt" style:font-size-complex="12pt"/>
    </style:style>
    <style:style style:name="T64" style:family="text">
      <style:text-properties style:font-name="Liberation Serif1" fo:font-size="12pt" officeooo:rsid="002e618d" style:font-size-asian="12pt" style:font-size-complex="12pt"/>
    </style:style>
    <style:style style:name="T65" style:family="text">
      <style:text-properties style:font-name="Liberation Serif1" fo:font-size="12pt" officeooo:rsid="00e18059" style:font-size-asian="12pt" style:font-size-complex="12pt"/>
    </style:style>
    <style:style style:name="T66" style:family="text">
      <style:text-properties style:font-name="Liberation Serif1" fo:font-size="12pt" officeooo:rsid="00e6aad3" style:font-size-asian="12pt" style:font-size-complex="12pt"/>
    </style:style>
    <style:style style:name="T67" style:family="text">
      <style:text-properties style:font-name="Liberation Serif1" fo:font-size="12pt" officeooo:rsid="010f7e8f" style:font-size-asian="12pt" style:font-size-complex="12pt"/>
    </style:style>
    <style:style style:name="T68" style:family="text">
      <style:text-properties style:font-name="Liberation Serif1" fo:font-size="12pt" officeooo:rsid="011002d2" style:font-size-asian="12pt" style:font-size-complex="12pt"/>
    </style:style>
    <style:style style:name="T69" style:family="text">
      <style:text-properties style:font-name="Liberation Serif1" fo:font-size="12pt" officeooo:rsid="000df69f" style:font-size-asian="12pt" style:font-size-complex="12pt"/>
    </style:style>
    <style:style style:name="T70" style:family="text">
      <style:text-properties style:font-name="Liberation Serif1" fo:font-size="12pt" officeooo:rsid="0114ac66" style:font-size-asian="12pt" style:font-size-complex="12pt"/>
    </style:style>
    <style:style style:name="T71" style:family="text">
      <style:text-properties style:font-name="Liberation Serif1" fo:font-size="12pt" fo:font-style="italic" style:font-size-asian="12pt" style:font-style-asian="italic" style:font-size-complex="12pt" style:font-style-complex="italic"/>
    </style:style>
    <style:style style:name="T72"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73" style:family="text">
      <style:text-properties style:font-name="Liberation Serif1" fo:font-size="12pt" fo:font-style="italic" fo:font-weight="normal" officeooo:rsid="0138a044" style:font-size-asian="12pt" style:font-style-asian="italic" style:font-weight-asian="normal" style:font-size-complex="12pt" style:font-style-complex="italic" style:font-weight-complex="normal"/>
    </style:style>
    <style:style style:name="T74" style:family="text">
      <style:text-properties style:font-name="Liberation Serif1" fo:font-size="12pt" fo:font-style="italic" fo:font-weight="normal" officeooo:rsid="0056509b" style:font-size-asian="12pt" style:font-style-asian="italic" style:font-weight-asian="normal" style:font-size-complex="12pt" style:font-style-complex="italic" style:font-weight-complex="normal"/>
    </style:style>
    <style:style style:name="T75" style:family="text">
      <style:text-properties style:font-name="Liberation Serif1" fo:font-size="12pt" fo:font-style="italic" fo:font-weight="normal" officeooo:rsid="00604769" style:font-size-asian="12pt" style:font-style-asian="italic" style:font-weight-asian="normal" style:font-size-complex="12pt" style:font-style-complex="italic" style:font-weight-complex="normal"/>
    </style:style>
    <style:style style:name="T76"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77" style:family="text">
      <style:text-properties style:font-name="Liberation Serif1" fo:font-size="12pt" fo:font-weight="normal" style:font-size-asian="12pt" style:font-weight-asian="normal" style:font-size-complex="12pt" style:font-weight-complex="normal"/>
    </style:style>
    <style:style style:name="T78" style:family="text">
      <style:text-properties style:font-name="Liberation Serif1" fo:font-size="12pt" fo:font-weight="normal" officeooo:rsid="000e68e2" style:font-size-asian="12pt" style:font-weight-asian="normal" style:font-size-complex="12pt" style:font-weight-complex="normal"/>
    </style:style>
    <style:style style:name="T79" style:family="text">
      <style:text-properties style:font-name="Liberation Serif1" fo:font-size="12pt" fo:font-weight="normal" officeooo:rsid="0011cb53" style:font-size-asian="12pt" style:font-weight-asian="normal" style:font-size-complex="12pt" style:font-weight-complex="normal"/>
    </style:style>
    <style:style style:name="T80" style:family="text">
      <style:text-properties style:font-name="Liberation Serif1" fo:font-size="12pt" fo:font-weight="normal" officeooo:rsid="00153d36" style:font-size-asian="12pt" style:font-weight-asian="normal" style:font-size-complex="12pt" style:font-weight-complex="normal"/>
    </style:style>
    <style:style style:name="T81" style:family="text">
      <style:text-properties style:font-name="Liberation Serif1" fo:font-size="12pt" fo:font-weight="normal" officeooo:rsid="0042cbab" style:font-size-asian="12pt" style:font-weight-asian="normal" style:font-size-complex="12pt" style:font-weight-complex="normal"/>
    </style:style>
    <style:style style:name="T82" style:family="text">
      <style:text-properties style:font-name="Liberation Serif1" fo:font-size="12pt" fo:font-weight="normal" officeooo:rsid="00439fdb" style:font-size-asian="12pt" style:font-weight-asian="normal" style:font-size-complex="12pt" style:font-weight-complex="normal"/>
    </style:style>
    <style:style style:name="T83" style:family="text">
      <style:text-properties style:font-name="Liberation Serif1" fo:font-size="12pt" fo:font-weight="normal" officeooo:rsid="00720dd9" style:font-size-asian="12pt" style:font-weight-asian="normal" style:font-size-complex="12pt" style:font-weight-complex="normal"/>
    </style:style>
    <style:style style:name="T84" style:family="text">
      <style:text-properties style:font-name="Liberation Serif1" fo:font-size="12pt" fo:font-weight="normal" officeooo:rsid="0044518b" style:font-size-asian="12pt" style:font-weight-asian="normal" style:font-size-complex="12pt" style:font-weight-complex="normal"/>
    </style:style>
    <style:style style:name="T85" style:family="text">
      <style:text-properties style:font-name="Liberation Serif1" fo:font-size="12pt" fo:font-weight="normal" officeooo:rsid="009cf804" style:font-size-asian="12pt" style:font-weight-asian="normal" style:font-size-complex="12pt" style:font-weight-complex="normal"/>
    </style:style>
    <style:style style:name="T86" style:family="text">
      <style:text-properties style:font-name="Liberation Serif1" fo:font-size="12pt" fo:font-weight="normal" officeooo:rsid="00de6130" style:font-size-asian="12pt" style:font-weight-asian="normal" style:font-size-complex="12pt" style:font-weight-complex="normal"/>
    </style:style>
    <style:style style:name="T87" style:family="text">
      <style:text-properties style:font-name="Liberation Serif1" fo:font-size="12pt" fo:font-weight="normal" officeooo:rsid="010f7e8f" style:font-size-asian="12pt" style:font-weight-asian="normal" style:font-size-complex="12pt" style:font-weight-complex="normal"/>
    </style:style>
    <style:style style:name="T88" style:family="text">
      <style:text-properties style:font-name="Liberation Serif1" fo:font-size="12pt" fo:font-weight="normal" officeooo:rsid="0031187e" style:font-size-asian="12pt" style:font-weight-asian="normal" style:font-size-complex="12pt" style:font-weight-complex="normal"/>
    </style:style>
    <style:style style:name="T89" style:family="text">
      <style:text-properties style:font-name="Liberation Serif1" fo:font-size="12pt" fo:font-weight="normal" officeooo:rsid="004b6345" style:font-size-asian="12pt" style:font-weight-asian="normal" style:font-size-complex="12pt" style:font-weight-complex="normal"/>
    </style:style>
    <style:style style:name="T90" style:family="text">
      <style:text-properties style:font-name="Liberation Serif1" fo:font-size="12pt" fo:font-weight="normal" officeooo:rsid="012b8622" style:font-size-asian="12pt" style:font-weight-asian="normal" style:font-size-complex="12pt" style:font-weight-complex="normal"/>
    </style:style>
    <style:style style:name="T91" style:family="text">
      <style:text-properties style:font-name="Liberation Serif1" fo:font-size="12pt" fo:font-weight="normal" officeooo:rsid="013d1804" style:font-size-asian="12pt" style:font-weight-asian="normal" style:font-size-complex="12pt" style:font-weight-complex="normal"/>
    </style:style>
    <style:style style:name="T9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9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9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9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9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97"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9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Liberation Serif1" fo:font-size="12pt" fo:font-style="normal" fo:font-weight="normal" officeooo:rsid="0056509b"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font-name="Liberation Serif1" fo:font-size="12pt" fo:font-style="normal" fo:font-weight="normal" officeooo:rsid="013b4e2f"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style:font-name="Liberation Serif1" fo:font-size="12pt" fo:font-style="normal" fo:font-weight="normal" officeooo:rsid="00604769" style:font-size-asian="12pt" style:font-style-asian="normal" style:font-weight-asian="normal" style:font-size-complex="12pt" style:font-style-complex="normal" style:font-weight-complex="normal"/>
    </style:style>
    <style:style style:name="T107"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08"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09"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10"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11" style:family="text">
      <style:text-properties style:font-name="Liberation Serif1" fo:font-size="12pt" fo:font-weight="bold" style:font-size-asian="12pt" style:font-weight-asian="bold" style:font-size-complex="12pt" style:font-weight-complex="bold"/>
    </style:style>
    <style:style style:name="T112" style:family="text">
      <style:text-properties style:font-name="Liberation Serif1" fo:font-size="12pt" fo:font-weight="bold" officeooo:rsid="0011cb53" style:font-size-asian="12pt" style:font-weight-asian="bold" style:font-size-complex="12pt" style:font-weight-complex="bold"/>
    </style:style>
    <style:style style:name="T113"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14" style:family="text">
      <style:text-properties style:font-name="Liberation Serif1" officeooo:rsid="000e68e2"/>
    </style:style>
    <style:style style:name="T115" style:family="text">
      <style:text-properties style:font-name="Liberation Serif1" officeooo:rsid="0094d3be"/>
    </style:style>
    <style:style style:name="T116" style:family="text">
      <style:text-properties style:font-name="Liberation Serif1" officeooo:rsid="0095f1f9"/>
    </style:style>
    <style:style style:name="T117" style:family="text">
      <style:text-properties style:font-name="Liberation Serif1" officeooo:rsid="0136b2d8"/>
    </style:style>
    <style:style style:name="T118" style:family="text">
      <style:text-properties style:font-name="Liberation Serif1" officeooo:rsid="0136b2d8" fo:background-color="#e8f2a1" loext:char-shading-value="0"/>
    </style:style>
    <style:style style:name="T119" style:family="text">
      <style:text-properties style:font-name="Liberation Serif1" officeooo:rsid="0095f1f9" fo:background-color="#e8f2a1" loext:char-shading-value="0"/>
    </style:style>
    <style:style style:name="T120" style:family="text">
      <style:text-properties officeooo:rsid="0022ac9a"/>
    </style:style>
    <style:style style:name="T121" style:family="text">
      <style:text-properties officeooo:rsid="0027e73a"/>
    </style:style>
    <style:style style:name="T122" style:family="text">
      <style:text-properties officeooo:rsid="0031ff27"/>
    </style:style>
    <style:style style:name="T123" style:family="text">
      <style:text-properties officeooo:rsid="00328b06"/>
    </style:style>
    <style:style style:name="T124" style:family="text">
      <style:text-properties fo:font-style="normal" fo:font-weight="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normal" officeooo:rsid="00386d0a" style:font-style-asian="normal" style:font-weight-asian="normal" style:font-style-complex="normal" style:font-weight-complex="normal"/>
    </style:style>
    <style:style style:name="T127" style:family="text">
      <style:text-properties fo:font-style="normal" fo:font-weight="normal" officeooo:rsid="002cb998" style:font-style-asian="normal" style:font-weight-asian="normal" style:font-style-complex="normal" style:font-weight-complex="normal"/>
    </style:style>
    <style:style style:name="T128" style:family="text">
      <style:text-properties fo:font-style="normal" fo:font-weight="normal" officeooo:rsid="0036b11a" style:font-style-asian="normal" style:font-weight-asian="normal" style:font-style-complex="normal" style:font-weight-complex="normal"/>
    </style:style>
    <style:style style:name="T129" style:family="text">
      <style:text-properties fo:font-style="normal" fo:font-weight="normal" officeooo:rsid="0039b41a" style:font-style-asian="normal" style:font-weight-asian="normal" style:font-style-complex="normal" style:font-weight-complex="normal"/>
    </style:style>
    <style:style style:name="T130" style:family="text">
      <style:text-properties fo:font-style="normal" fo:font-weight="normal" officeooo:rsid="003a6650" style:font-style-asian="normal" style:font-weight-asian="normal" style:font-style-complex="normal" style:font-weight-complex="normal"/>
    </style:style>
    <style:style style:name="T131" style:family="text">
      <style:text-properties fo:font-style="normal" fo:font-weight="normal" officeooo:rsid="003ebef6" style:font-style-asian="normal" style:font-weight-asian="normal" style:font-style-complex="normal" style:font-weight-complex="normal"/>
    </style:style>
    <style:style style:name="T132" style:family="text">
      <style:text-properties fo:font-style="normal" fo:font-weight="normal" officeooo:rsid="0056509b" style:font-style-asian="normal" style:font-weight-asian="normal" style:font-style-complex="normal" style:font-weight-complex="normal"/>
    </style:style>
    <style:style style:name="T133" style:family="text">
      <style:text-properties fo:font-style="normal" fo:font-weight="normal" officeooo:rsid="005f2f99" style:font-style-asian="normal" style:font-weight-asian="normal" style:font-style-complex="normal" style:font-weight-complex="normal"/>
    </style:style>
    <style:style style:name="T134" style:family="text">
      <style:text-properties fo:font-style="normal" fo:font-weight="normal" officeooo:rsid="0062925f" style:font-style-asian="normal" style:font-weight-asian="normal" style:font-style-complex="normal" style:font-weight-complex="normal"/>
    </style:style>
    <style:style style:name="T135" style:family="text">
      <style:text-properties fo:font-style="normal" fo:font-weight="normal" officeooo:rsid="00996e0d" style:font-style-asian="normal" style:font-weight-asian="normal" style:font-style-complex="normal" style:font-weight-complex="normal"/>
    </style:style>
    <style:style style:name="T136" style:family="text">
      <style:text-properties fo:font-style="normal" fo:font-weight="normal" officeooo:rsid="00999974" style:font-style-asian="normal" style:font-weight-asian="normal" style:font-style-complex="normal" style:font-weight-complex="normal"/>
    </style:style>
    <style:style style:name="T137" style:family="text">
      <style:text-properties fo:font-style="normal" fo:font-weight="normal" officeooo:rsid="00b29ad6" style:font-style-asian="normal" style:font-weight-asian="normal" style:font-style-complex="normal" style:font-weight-complex="normal"/>
    </style:style>
    <style:style style:name="T138" style:family="text">
      <style:text-properties fo:font-style="normal" fo:font-weight="bold" officeooo:rsid="0056509b" style:font-style-asian="normal" style:font-weight-asian="bold" style:font-style-complex="normal" style:font-weight-complex="bold"/>
    </style:style>
    <style:style style:name="T139" style:family="text">
      <style:text-properties fo:font-style="normal" fo:font-weight="bold" officeooo:rsid="00386d0a" style:font-style-asian="normal" style:font-weight-asian="bold" style:font-style-complex="normal" style:font-weight-complex="bold"/>
    </style:style>
    <style:style style:name="T140" style:family="text">
      <style:text-properties fo:font-style="normal" fo:font-weight="bold" officeooo:rsid="003a6650" style:font-style-asian="normal" style:font-weight-asian="bold" style:font-style-complex="normal" style:font-weight-complex="bold"/>
    </style:style>
    <style:style style:name="T141" style:family="text">
      <style:text-properties officeooo:rsid="006aa6b7"/>
    </style:style>
    <style:style style:name="T142" style:family="text">
      <style:text-properties officeooo:rsid="00341d01"/>
    </style:style>
    <style:style style:name="T143" style:family="text">
      <style:text-properties officeooo:rsid="00354093"/>
    </style:style>
    <style:style style:name="T144" style:family="text">
      <style:text-properties fo:background-color="#e8f2a1" loext:char-shading-value="0"/>
    </style:style>
    <style:style style:name="T145" style:family="text">
      <style:text-properties officeooo:rsid="012ded59" fo:background-color="#e8f2a1" loext:char-shading-value="0"/>
    </style:style>
    <style:style style:name="T146" style:family="text">
      <style:text-properties officeooo:rsid="00759afe"/>
    </style:style>
    <style:style style:name="T147" style:family="text">
      <style:text-properties officeooo:rsid="00792ac5"/>
    </style:style>
    <style:style style:name="T148" style:family="text">
      <style:text-properties officeooo:rsid="007a5e70"/>
    </style:style>
    <style:style style:name="T149" style:family="text">
      <style:text-properties officeooo:rsid="007a8e91"/>
    </style:style>
    <style:style style:name="T150" style:family="text">
      <style:text-properties officeooo:rsid="007bea21"/>
    </style:style>
    <style:style style:name="T151" style:family="text">
      <style:text-properties fo:font-size="12pt" style:font-size-asian="12pt" style:font-size-complex="12pt"/>
    </style:style>
    <style:style style:name="T152" style:family="text">
      <style:text-properties fo:font-size="12pt" officeooo:rsid="001cb659" style:font-size-asian="12pt" style:font-size-complex="12pt"/>
    </style:style>
    <style:style style:name="T153" style:family="text">
      <style:text-properties fo:font-size="12pt" officeooo:rsid="004b6345" style:font-size-asian="12pt" style:font-size-complex="12pt"/>
    </style:style>
    <style:style style:name="T154" style:family="text">
      <style:text-properties fo:font-size="12pt" officeooo:rsid="0031ff27" style:font-size-asian="12pt" style:font-size-complex="12pt"/>
    </style:style>
    <style:style style:name="T155" style:family="text">
      <style:text-properties fo:font-size="12pt" officeooo:rsid="0066418a" style:font-size-asian="12pt" style:font-size-complex="12pt"/>
    </style:style>
    <style:style style:name="T156" style:family="text">
      <style:text-properties fo:font-size="12pt" officeooo:rsid="011f736f" style:font-size-asian="12pt" style:font-size-complex="12pt"/>
    </style:style>
    <style:style style:name="T157" style:family="text">
      <style:text-properties fo:font-size="12pt" officeooo:rsid="011f8f0d" style:font-size-asian="12pt" style:font-size-complex="12pt"/>
    </style:style>
    <style:style style:name="T158" style:family="text">
      <style:text-properties fo:font-size="12pt" officeooo:rsid="01223edd" style:font-size-asian="12pt" style:font-size-complex="12pt"/>
    </style:style>
    <style:style style:name="T159" style:family="text">
      <style:text-properties fo:font-size="12pt" style:font-name-asian="Times New Roman" style:font-size-asian="12pt" style:font-name-complex="Times New Roman" style:font-size-complex="12pt"/>
    </style:style>
    <style:style style:name="T160" style:family="text">
      <style:text-properties fo:font-size="12pt" officeooo:rsid="002117f6" style:font-name-asian="Times New Roman" style:font-size-asian="12pt" style:font-name-complex="Times New Roman" style:font-size-complex="12pt"/>
    </style:style>
    <style:style style:name="T161" style:family="text">
      <style:text-properties fo:font-size="12pt" fo:font-weight="normal" style:font-size-asian="12pt" style:font-size-complex="12pt"/>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officeooo:rsid="00145fe6" style:font-size-asian="12pt" style:font-weight-asian="normal" style:font-size-complex="12pt" style:font-weight-complex="normal"/>
    </style:style>
    <style:style style:name="T164" style:family="text">
      <style:text-properties fo:font-size="12pt" fo:font-weight="normal" officeooo:rsid="003a6650" style:font-size-asian="12pt" style:font-weight-asian="normal" style:font-size-complex="12pt" style:font-weight-complex="normal"/>
    </style:style>
    <style:style style:name="T165" style:family="text">
      <style:text-properties fo:font-size="12pt" fo:font-weight="normal" officeooo:rsid="00153d36" style:font-size-asian="12pt" style:font-weight-asian="normal" style:font-size-complex="12pt" style:font-weight-complex="normal"/>
    </style:style>
    <style:style style:name="T166" style:family="text">
      <style:text-properties fo:font-size="12pt" fo:font-weight="normal" officeooo:rsid="0035faab" style:font-size-asian="12pt" style:font-weight-asian="normal" style:font-size-complex="12pt" style:font-weight-complex="normal"/>
    </style:style>
    <style:style style:name="T167" style:family="text">
      <style:text-properties fo:font-size="12pt" fo:font-weight="normal" officeooo:rsid="002cb998" style:font-size-asian="12pt" style:font-weight-asian="normal" style:font-size-complex="12pt" style:font-weight-complex="normal"/>
    </style:style>
    <style:style style:name="T168" style:family="text">
      <style:text-properties fo:font-size="12pt" fo:font-weight="normal" officeooo:rsid="0038ca75" style:font-size-asian="12pt" style:font-weight-asian="normal" style:font-size-complex="12pt" style:font-weight-complex="normal"/>
    </style:style>
    <style:style style:name="T169" style:family="text">
      <style:text-properties fo:font-size="12pt" fo:font-weight="normal" officeooo:rsid="00458a02" style:font-size-asian="12pt" style:font-weight-asian="normal" style:font-size-complex="12pt" style:font-weight-complex="normal"/>
    </style:style>
    <style:style style:name="T170" style:family="text">
      <style:text-properties fo:font-size="12pt" fo:font-weight="normal" officeooo:rsid="005cd74a" style:font-size-asian="12pt" style:font-weight-asian="normal" style:font-size-complex="12pt" style:font-weight-complex="normal"/>
    </style:style>
    <style:style style:name="T171" style:family="text">
      <style:text-properties fo:font-size="12pt" fo:font-weight="normal" officeooo:rsid="00477801" style:font-size-asian="12pt" style:font-weight-asian="normal" style:font-size-complex="12pt" style:font-weight-complex="normal"/>
    </style:style>
    <style:style style:name="T172" style:family="text">
      <style:text-properties fo:font-size="12pt" fo:font-weight="normal" officeooo:rsid="003ebef6" style:font-size-asian="12pt" style:font-weight-asian="normal" style:font-size-complex="12pt" style:font-weight-complex="normal"/>
    </style:style>
    <style:style style:name="T173" style:family="text">
      <style:text-properties fo:font-size="12pt" fo:font-weight="normal" officeooo:rsid="003bbc17" style:font-size-asian="12pt" style:font-weight-asian="normal" style:font-size-complex="12pt" style:font-weight-complex="normal"/>
    </style:style>
    <style:style style:name="T174" style:family="text">
      <style:text-properties fo:font-size="12pt" fo:font-weight="normal" officeooo:rsid="00439fdb" style:font-size-asian="12pt" style:font-weight-asian="normal" style:font-size-complex="12pt" style:font-weight-complex="normal"/>
    </style:style>
    <style:style style:name="T175" style:family="text">
      <style:text-properties fo:font-size="12pt" fo:font-weight="bold" officeooo:rsid="000e68e2" style:font-size-asian="12pt" style:font-weight-asian="bold" style:font-size-complex="12pt" style:font-weight-complex="bold"/>
    </style:style>
    <style:style style:name="T176" style:family="text">
      <style:text-properties fo:font-size="12pt" fo:font-weight="bold" officeooo:rsid="001cb659" style:font-size-asian="12pt" style:font-weight-asian="bold" style:font-size-complex="12pt" style:font-weight-complex="bold"/>
    </style:style>
    <style:style style:name="T177"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78"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79" style:family="text">
      <style:text-properties fo:font-size="12pt" officeooo:rsid="011f736f" fo:background-color="#d4ea6b" loext:char-shading-value="0" style:font-size-asian="12pt" style:font-size-complex="12pt"/>
    </style:style>
    <style:style style:name="T180" style:family="text">
      <style:text-properties officeooo:rsid="007cd9bf"/>
    </style:style>
    <style:style style:name="T181" style:family="text">
      <style:text-properties officeooo:rsid="007dfa62"/>
    </style:style>
    <style:style style:name="T182" style:family="text">
      <style:text-properties officeooo:rsid="007f3fa0"/>
    </style:style>
    <style:style style:name="T183" style:family="text">
      <style:text-properties officeooo:rsid="0081365a"/>
    </style:style>
    <style:style style:name="T184" style:family="text">
      <style:text-properties officeooo:rsid="008368fb"/>
    </style:style>
    <style:style style:name="T185" style:family="text">
      <style:text-properties officeooo:rsid="0084f6a3"/>
    </style:style>
    <style:style style:name="T186" style:family="text">
      <style:text-properties officeooo:rsid="0087c063"/>
    </style:style>
    <style:style style:name="T187" style:family="text">
      <style:text-properties officeooo:rsid="008c5eaa"/>
    </style:style>
    <style:style style:name="T188" style:family="text">
      <style:text-properties fo:background-color="#ffffa6" loext:char-shading-value="0"/>
    </style:style>
    <style:style style:name="T189" style:family="text">
      <style:text-properties officeooo:rsid="00831ff7" fo:background-color="#ffffa6" loext:char-shading-value="0"/>
    </style:style>
    <style:style style:name="T190" style:family="text">
      <style:text-properties officeooo:rsid="00759afe" fo:background-color="#ffffa6" loext:char-shading-value="0"/>
    </style:style>
    <style:style style:name="T191" style:family="text">
      <style:text-properties officeooo:rsid="0094d3be"/>
    </style:style>
    <style:style style:name="T192" style:family="text">
      <style:text-properties officeooo:rsid="009dae59"/>
    </style:style>
    <style:style style:name="T193" style:family="text">
      <style:text-properties officeooo:rsid="009b83ca"/>
    </style:style>
    <style:style style:name="T194" style:family="text">
      <style:text-properties officeooo:rsid="009fe6a0"/>
    </style:style>
    <style:style style:name="T195" style:family="text">
      <style:text-properties officeooo:rsid="00a4f748"/>
    </style:style>
    <style:style style:name="T196" style:family="text">
      <style:text-properties officeooo:rsid="00a62c5a"/>
    </style:style>
    <style:style style:name="T197" style:family="text">
      <style:text-properties officeooo:rsid="00ae77e9"/>
    </style:style>
    <style:style style:name="T198" style:family="text">
      <style:text-properties officeooo:rsid="00c83b71" fo:background-color="transparent" loext:char-shading-value="0"/>
    </style:style>
    <style:style style:name="T199" style:family="text">
      <style:text-properties officeooo:rsid="00cf4e31" fo:background-color="transparent" loext:char-shading-value="0"/>
    </style:style>
    <style:style style:name="T200" style:family="text">
      <style:text-properties officeooo:rsid="00ccff99" fo:background-color="transparent" loext:char-shading-value="0"/>
    </style:style>
    <style:style style:name="T201" style:family="text">
      <style:text-properties officeooo:rsid="00fddc24" fo:background-color="transparent" loext:char-shading-value="0"/>
    </style:style>
    <style:style style:name="T202" style:family="text">
      <style:text-properties officeooo:rsid="00f55183" fo:background-color="transparent" loext:char-shading-value="0"/>
    </style:style>
    <style:style style:name="T203" style:family="text">
      <style:text-properties officeooo:rsid="00736ac3" fo:background-color="transparent" loext:char-shading-value="0"/>
    </style:style>
    <style:style style:name="T204" style:family="text">
      <style:text-properties officeooo:rsid="010f7e8f" fo:background-color="transparent" loext:char-shading-value="0"/>
    </style:style>
    <style:style style:name="T205" style:family="text">
      <style:text-properties officeooo:rsid="011002d2" fo:background-color="transparent" loext:char-shading-value="0"/>
    </style:style>
    <style:style style:name="T206" style:family="text">
      <style:text-properties officeooo:rsid="01323f6f" fo:background-color="transparent" loext:char-shading-value="0"/>
    </style:style>
    <style:style style:name="T207" style:family="text">
      <style:text-properties officeooo:rsid="00b98b8f"/>
    </style:style>
    <style:style style:name="T208" style:family="text">
      <style:text-properties officeooo:rsid="00bde802"/>
    </style:style>
    <style:style style:name="T209" style:family="text">
      <style:text-properties officeooo:rsid="00be6c6e"/>
    </style:style>
    <style:style style:name="T210" style:family="text">
      <style:text-properties officeooo:rsid="00c185ed"/>
    </style:style>
    <style:style style:name="T211" style:family="text">
      <style:text-properties officeooo:rsid="00c35b74"/>
    </style:style>
    <style:style style:name="T212" style:family="text">
      <style:text-properties officeooo:rsid="00ccff99"/>
    </style:style>
    <style:style style:name="T213" style:family="text">
      <style:text-properties officeooo:rsid="00cf4e31"/>
    </style:style>
    <style:style style:name="T214" style:family="text">
      <style:text-properties officeooo:rsid="00d163f6"/>
    </style:style>
    <style:style style:name="T215" style:family="text">
      <style:text-properties officeooo:rsid="00d282c7"/>
    </style:style>
    <style:style style:name="T216" style:family="text">
      <style:text-properties officeooo:rsid="00d68270"/>
    </style:style>
    <style:style style:name="T217" style:family="text">
      <style:text-properties fo:font-size="10pt" style:font-size-asian="10pt" style:font-size-complex="10pt"/>
    </style:style>
    <style:style style:name="T218" style:family="text">
      <style:text-properties fo:font-size="10pt" fo:font-weight="normal" officeooo:rsid="00e4a677" style:font-size-asian="10pt" style:font-weight-asian="normal" style:font-size-complex="10pt" style:font-weight-complex="normal"/>
    </style:style>
    <style:style style:name="T219" style:family="text">
      <style:text-properties fo:font-size="10pt" fo:font-weight="normal" officeooo:rsid="00de6130" style:font-size-asian="10pt" style:font-weight-asian="normal" style:font-size-complex="10pt" style:font-weight-complex="normal"/>
    </style:style>
    <style:style style:name="T220" style:family="text">
      <style:text-properties officeooo:rsid="00dc6809"/>
    </style:style>
    <style:style style:name="T221" style:family="text">
      <style:text-properties officeooo:rsid="00dc7612"/>
    </style:style>
    <style:style style:name="T222" style:family="text">
      <style:text-properties officeooo:rsid="00e056ba"/>
    </style:style>
    <style:style style:name="T223" style:family="text">
      <style:text-properties officeooo:rsid="00e6aad3"/>
    </style:style>
    <style:style style:name="T224" style:family="text">
      <style:text-properties officeooo:rsid="00e7d66c"/>
    </style:style>
    <style:style style:name="T225" style:family="text">
      <style:text-properties officeooo:rsid="00ed8bcd"/>
    </style:style>
    <style:style style:name="T226" style:family="text">
      <style:text-properties officeooo:rsid="00ef82d1"/>
    </style:style>
    <style:style style:name="T227" style:family="text">
      <style:text-properties officeooo:rsid="00f113f5"/>
    </style:style>
    <style:style style:name="T228" style:family="text">
      <style:text-properties officeooo:rsid="00f19bb1"/>
    </style:style>
    <style:style style:name="T229" style:family="text">
      <style:text-properties officeooo:rsid="00f20b26"/>
    </style:style>
    <style:style style:name="T230" style:family="text">
      <style:text-properties officeooo:rsid="00f37b5d"/>
    </style:style>
    <style:style style:name="T231" style:family="text">
      <style:text-properties officeooo:rsid="00fa83ff"/>
    </style:style>
    <style:style style:name="T232" style:family="text">
      <style:text-properties style:font-name="Liberation Serif" officeooo:rsid="00fa83ff" style:font-name-asian="Liberation Serif" style:font-name-complex="Liberation Serif"/>
    </style:style>
    <style:style style:name="T233" style:family="text">
      <style:text-properties style:font-name="Liberation Serif" fo:font-weight="normal" officeooo:rsid="00fa83ff" style:font-name-asian="Liberation Serif" style:font-weight-asian="normal" style:font-name-complex="Liberation Serif" style:font-weight-complex="normal"/>
    </style:style>
    <style:style style:name="T234" style:family="text">
      <style:text-properties officeooo:rsid="00fa83ff" style:font-name-asian="Noto Serif CJK SC" style:font-name-complex="Lohit Devanagari1"/>
    </style:style>
    <style:style style:name="T235" style:family="text">
      <style:text-properties officeooo:rsid="013ce3e2" style:font-name-asian="Noto Serif CJK SC" style:font-name-complex="Lohit Devanagari1"/>
    </style:style>
    <style:style style:name="T236" style:family="text">
      <style:text-properties officeooo:rsid="00fddc24"/>
    </style:style>
    <style:style style:name="T237" style:family="text">
      <style:text-properties style:font-name="Arial" fo:font-size="14pt" fo:language="en" fo:country="GB"/>
    </style:style>
    <style:style style:name="T238" style:family="text">
      <style:text-properties style:font-name="Arial" fo:font-size="16pt" fo:language="en" fo:country="GB"/>
    </style:style>
    <style:style style:name="T239" style:family="text">
      <style:text-properties style:font-name="Arial" fo:font-size="16pt" fo:language="en" fo:country="GB" fo:font-style="normal" fo:font-weight="normal"/>
    </style:style>
    <style:style style:name="T240" style:family="text">
      <style:text-properties style:font-name="Times New Roman1" fo:font-size="10pt"/>
    </style:style>
    <style:style style:name="T241" style:family="text">
      <style:text-properties style:font-name="Times New Roman1" fo:font-size="10pt" fo:font-style="italic"/>
    </style:style>
    <style:style style:name="T242" style:family="text">
      <style:text-properties style:font-name="Times New Roman1" fo:font-size="10pt" fo:language="en" fo:country="US" fo:font-style="normal" fo:font-weight="normal"/>
    </style:style>
    <style:style style:name="T243" style:family="text">
      <style:text-properties style:font-name="Times New Roman1" fo:font-size="10pt" fo:language="en" fo:country="US" fo:font-style="italic" fo:font-weight="normal"/>
    </style:style>
    <style:style style:name="T244" style:family="text">
      <style:text-properties style:font-name="Times New Roman1" fo:font-size="10pt" style:font-style-asian="normal" style:font-style-complex="normal"/>
    </style:style>
    <style:style style:name="T245" style:family="text">
      <style:text-properties style:font-name="Times New Roman1" fo:font-size="10pt" style:text-underline-style="none" style:font-style-asian="normal" style:font-style-complex="normal"/>
    </style:style>
    <style:style style:name="T246" style:family="text">
      <style:text-properties fo:language="en" fo:country="US" fo:font-style="normal" fo:font-weight="normal"/>
    </style:style>
    <style:style style:name="T247"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48" style:family="text">
      <style:text-properties style:text-line-through-style="none" style:text-line-through-type="none" style:font-name="Liberation Serif1" fo:font-size="12pt" officeooo:rsid="00e18059" style:font-size-asian="12pt" style:font-size-complex="12pt"/>
    </style:style>
    <style:style style:name="T249" style:family="text">
      <style:text-properties style:text-line-through-style="none" style:text-line-through-type="none" style:font-name="Liberation Serif1" fo:font-size="10pt" officeooo:rsid="00e18059" style:font-size-asian="10pt" style:font-size-complex="10pt"/>
    </style:style>
    <style:style style:name="T250" style:family="text">
      <style:text-properties style:text-line-through-style="none" style:text-line-through-type="none" fo:font-weight="bold"/>
    </style:style>
    <style:style style:name="T251" style:family="text">
      <style:text-properties style:text-underline-style="none" style:font-style-asian="normal" style:font-style-complex="normal"/>
    </style:style>
    <style:style style:name="T252" style:family="text">
      <style:text-properties style:font-name="Liberation Serif2" fo:font-size="10pt" fo:language="en" fo:country="US" fo:font-style="normal" fo:font-weight="normal"/>
    </style:style>
    <style:style style:name="T253" style:family="text">
      <style:text-properties officeooo:rsid="01041133"/>
    </style:style>
    <style:style style:name="T254" style:family="text">
      <style:text-properties officeooo:rsid="010bedd4"/>
    </style:style>
    <style:style style:name="T255" style:family="text">
      <style:text-properties officeooo:rsid="010f210b"/>
    </style:style>
    <style:style style:name="T256" style:family="text">
      <style:text-properties officeooo:rsid="010f672f"/>
    </style:style>
    <style:style style:name="T257" style:family="text">
      <style:text-properties officeooo:rsid="010f7e8f"/>
    </style:style>
    <style:style style:name="T258" style:family="text">
      <style:text-properties officeooo:rsid="011002d2"/>
    </style:style>
    <style:style style:name="T259" style:family="text">
      <style:text-properties officeooo:rsid="001a6616"/>
    </style:style>
    <style:style style:name="T260" style:family="text">
      <style:text-properties officeooo:rsid="01120f1d"/>
    </style:style>
    <style:style style:name="T261" style:family="text">
      <style:text-properties officeooo:rsid="011225c8"/>
    </style:style>
    <style:style style:name="T262" style:family="text">
      <style:text-properties officeooo:rsid="0119535a"/>
    </style:style>
    <style:style style:name="T263" style:family="text">
      <style:text-properties officeooo:rsid="0123aec7"/>
    </style:style>
    <style:style style:name="T264" style:family="text">
      <style:text-properties officeooo:rsid="0124137a"/>
    </style:style>
    <style:style style:name="T265" style:family="text">
      <style:text-properties officeooo:rsid="012493aa"/>
    </style:style>
    <style:style style:name="T266" style:family="text">
      <style:text-properties officeooo:rsid="0125c907"/>
    </style:style>
    <style:style style:name="T267" style:family="text">
      <style:text-properties officeooo:rsid="009cf804"/>
    </style:style>
    <style:style style:name="T268" style:family="text">
      <style:text-properties officeooo:rsid="01294805"/>
    </style:style>
    <style:style style:name="T269" style:family="text">
      <style:text-properties officeooo:rsid="0129cdff"/>
    </style:style>
    <style:style style:name="T270" style:family="text">
      <style:text-properties officeooo:rsid="012b8622"/>
    </style:style>
    <style:style style:name="T271" style:family="text">
      <style:text-properties officeooo:rsid="012c149d"/>
    </style:style>
    <style:style style:name="T272" style:family="text">
      <style:text-properties officeooo:rsid="012c8f67"/>
    </style:style>
    <style:style style:name="T273" style:family="text">
      <style:text-properties officeooo:rsid="003ebef6"/>
    </style:style>
    <style:style style:name="T274" style:family="text">
      <style:text-properties officeooo:rsid="00b29ad6"/>
    </style:style>
    <style:style style:name="T275" style:family="text">
      <style:text-properties officeooo:rsid="012f8e3f"/>
    </style:style>
    <style:style style:name="T276" style:family="text">
      <style:text-properties officeooo:rsid="01300f04"/>
    </style:style>
    <style:style style:name="T277" style:family="text">
      <style:text-properties officeooo:rsid="01317dc1"/>
    </style:style>
    <style:style style:name="T278" style:family="text">
      <style:text-properties officeooo:rsid="01323f6f"/>
    </style:style>
    <style:style style:name="T279" style:family="text">
      <style:text-properties fo:background-color="#d4ea6b" loext:char-shading-value="0"/>
    </style:style>
    <style:style style:name="T280" style:family="text">
      <style:text-properties officeooo:rsid="00a9a976" fo:background-color="#d4ea6b" loext:char-shading-value="0"/>
    </style:style>
    <style:style style:name="T281" style:family="text">
      <style:text-properties officeooo:rsid="013ce3e2"/>
    </style:style>
    <style:style style:name="T282" style:family="text">
      <style:text-properties style:font-name="Liberation Serif" officeooo:rsid="013ce3e2" style:font-name-asian="Liberation Serif" style:font-name-complex="Liberation Serif"/>
    </style:style>
    <style:style style:name="T283"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276">Project</text:span></text:p>
      <text:p text:style-name="P18">David Gnabasik 2023-0<text:span text:style-name="T220">6</text:span>-<text:span text:style-name="T220">0</text:span><text:span text:style-name="T258">6</text:span></text:p>
      <text:p text:style-name="P113"/>
      <text:h text:style-name="Heading_20_3" text:outline-level="3">Program <text:span text:style-name="T208">G</text:span>oals</text:h>
      <text:list xml:id="list36978653" text:style-name="L1">
        <text:list-item>
          <text:p text:style-name="P152"><text:span text:style-name="T277">Use and instantiation of SAREF </text:span>data <text:span text:style-name="T277">per STF 641 EN 303 760:</text:span></text:p>
        </text:list-item>
      </text:list>
      <text:list xml:id="list3409574221" text:style-name="L2">
        <text:list-item>
          <text:list>
            <text:list-item>
              <text:p text:style-name="P155"><text:span text:style-name="T282">√</text:span><text:span text:style-name="T235"> </text:span><text:span text:style-name="T277">s</text:span>emantically enrich <text:span text:style-name="T277">data;</text:span></text:p>
            </text:list-item>
            <text:list-item>
              <text:p text:style-name="P156">test enriched data;</text:p>
            </text:list-item>
            <text:list-item>
              <text:p text:style-name="P156">ensure data compliance;</text:p>
            </text:list-item>
            <text:list-item>
              <text:p text:style-name="P156">provide complete example.</text:p>
            </text:list-item>
          </text:list>
        </text:list-item>
      </text:list>
      <text:list xml:id="list173953913064560" text:continue-list="list36978653" text:style-name="L1">
        <text:list-item>
          <text:p text:style-name="P152"><text:span text:style-name="T282">√</text:span><text:span text:style-name="T235"> </text:span><text:span text:style-name="T277">G</text:span>enerat<text:span text:style-name="T216">e</text:span> OWL <text:span text:style-name="T214">entities for a </text:span><text:span text:style-name="T14">time series</text:span><text:span text:style-name="T277"> </text:span>data stream source <text:span text:style-name="T214">by </text:span><text:span text:style-name="T210">a</text:span>utomatically <text:span text:style-name="T214">deriving them from </text:span><text:span text:style-name="T210">the </text:span><text:span text:style-name="T214">most similar </text:span>SAREF <text:span text:style-name="T214">parent entity or</text:span><text:span text:style-name="T210"> pattern </text:span><text:span text:style-name="T277">using </text:span><text:span text:style-name="T281">the GraphDB </text:span><text:span text:style-name="T277">similarity index </text:span><text:span text:style-name="T281">for the </text:span><text:span text:style-name="T47">merged-ontology</text:span><text:span text:style-name="T281"> repository.</text:span></text:p>
        </text:list-item>
        <text:list-item>
          <text:p text:style-name="P153">Provide<text:span text:style-name="T261"> </text:span><text:span text:style-name="T37">a </text:span><text:span text:style-name="T18">publish/subscribe </text:span><text:span text:style-name="T38">web service </text:span><text:span text:style-name="T37">mechanism </text:span><text:span text:style-name="T39">that delivers </text:span><text:span text:style-name="T15">graph patterns</text:span><text:span text:style-name="T38">.</text:span></text:p>
        </text:list-item>
        <text:list-item>
          <text:p text:style-name="P153">Provide a streaming sensor data server for co<text:span text:style-name="T209">n</text:span>sumption by Python, Golang, Java, Julia clients. </text:p>
        </text:list-item>
        <text:list-item>
          <text:p text:style-name="P154">Provide <text:span text:style-name="T213">continuous </text:span><text:span text:style-name="T215">and repeatable</text:span><text:span text:style-name="T213"> </text:span>test data for digital-twin simulations<text:span text:style-name="T212">.</text:span></text:p>
        </text:list-item>
        <text:list-item>
          <text:p text:style-name="P157">Integrate existing time series ontologies (Interconnect?) with the SAREF ontology.</text:p>
        </text:list-item>
        <text:list-item>
          <text:p text:style-name="P158"><text:span text:style-name="T206">Allow a client t</text:span><text:span text:style-name="T198">o </text:span><text:span text:style-name="T16">compare and </text:span><text:span text:style-name="T17">compose</text:span><text:span text:style-name="T205"> </text:span><text:span text:style-name="T206">time series </text:span><text:span text:style-name="T205">data streams constrained by </text:span><text:span text:style-name="T199">an </text:span><text:span text:style-name="T200">ontolog</text:span><text:span text:style-name="T199">ical</text:span><text:span text:style-name="T200"> data model. </text:span><text:span text:style-name="T278">Define these metadata characteristics and comparison algorithms </text:span></text:p>
        </text:list-item>
        <text:list-item>
          <text:p text:style-name="P159"/>
        </text:list-item>
      </text:list>
      <text:h text:style-name="Heading_20_3" text:outline-level="3">Standards</text:h>
      <text:p text:style-name="P20">Digital twin standardization activities::</text:p>
      <text:list xml:id="list3763024341" text:style-name="L3">
        <text:list-item>
          <text:p text:style-name="P160"><text:span text:style-name="T2">IEC-81346</text:span> defines the Aspect Object technology needed to structure information related to various views (eg, product, function or location) of an industrial system. </text:p>
        </text:list-item>
        <text:list-item>
          <text:p text:style-name="P160"><text:span text:style-name="T2">IEC 62832</text:span> defines a digital factory framework with the representation of the factory’s assets at its center</text:p>
        </text:list-item>
        <text:list-item>
          <text:p text:style-name="P168"><text:span text:style-name="T151">Microsoft's framework for defining digital twins with DTDL =&gt; </text:span><text:a xlink:type="simple" xlink:href="https://learn.microsoft.com/en-us/azure/digital-twins/concepts-models" text:style-name="Internet_20_link" text:visited-style-name="Visited_20_Internet_20_Link"><text:span text:style-name="T151">https://learn.microsoft.com/en-us/azure/digital-twins/concepts-models</text:span></text:a><text:span text:style-name="T151"> </text:span></text:p>
        </text:list-item>
        <text:list-item>
          <text:p text:style-name="P160"><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60"><text:span text:style-name="T2">ISO/AWI 23247</text:span> drives the use of digital twins for manufacturing by defining a reference architecture.</text:p>
        </text:list-item>
        <text:list-item>
          <text:p text:style-name="P161"><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text:p>
        </text:list-item>
      </text:list>
      <text:h text:style-name="P129" text:outline-level="3">Limitations</text:h>
      <text:p text:style-name="P136"><text:span text:style-name="T69">While it </text:span><text:span text:style-name="T68">i</text:span><text:span text:style-name="T69">s s</text:span><text:span text:style-name="T70">traightforward </text:span><text:span text:style-name="T69">to produce synthetic data with random behavior using existing data generators, it </text:span><text:span text:style-name="T68">i</text:span><text:span text:style-name="T69">s difficult to emulate specific IoT device behaviors. </text:span><text:span text:style-name="T93">Each dataset </text:span><text:span text:style-name="T94">could be CONSTRUCTed as </text:span><text:span text:style-name="T93">a unique </text:span><text:span text:style-name="T113">Named Graph</text:span><text:span text:style-name="T95"> </text:span><text:span text:style-name="T93">to </text:span><text:span text:style-name="T96">act as a namespace and to </text:span><text:span text:style-name="T93">allow </text:span><text:span text:style-name="T96">the </text:span><text:span text:style-name="T93">filtering and combination of data from different data streams? </text:span><text:span text:style-name="T97">Use conditional probabilities to find patterns?</text:span></text:p>
      <text:h text:style-name="Heading_20_3" text:outline-level="3">Timing</text:h>
      <text:p text:style-name="P74">The <text:span text:style-name="T258">periodic collection </text:span>of each <text:span text:style-name="T258">aligned </text:span>data row can be <text:span text:style-name="T258">delivered to the client at any speed</text:span>. The sequence of data rows is deterministic unless the user requests a random sample. </text:p>
      <text:h text:style-name="Heading_20_3" text:outline-level="3"><text:soft-page-break/>Datasets</text:h>
      <text:p text:style-name="P21"><text:span text:style-name="T2">Ecobee Thermostat dataset</text:span>: <text:span text:style-name="T44">../digital-twins/</text:span><text:span text:style-name="T46">ecobee</text:span></text:p>
      <text:p text:style-name="P3"><text:a xlink:type="simple" xlink:href="https://bbd.labworks.org/ds/bbd/ecobee" text:style-name="Internet_20_link" text:visited-style-name="Visited_20_Internet_20_Link"><text:span text:style-name="T151">https://bbd.labworks.org/ds/bbd/ecobee</text:span></text:a><text:span text:style-name="T151"> </text:span><text:a xlink:type="simple" xlink:href="https://www.osti.gov/dataexplorer/biblio/dataset/1854924" text:style-name="Internet_20_link" text:visited-style-name="Visited_20_Internet_20_Link"><text:span text:style-name="T151">https://www.osti.gov/dataexplorer/biblio/dataset/1854924</text:span></text:a><text:span text:style-name="T151"> </text:span></text:p>
      <text:p text:style-name="P110">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4"><text:span text:style-name="T2">ToN_IoT datasets</text:span> (telemetry datasets of IoT and IIoT sensors): <text:span text:style-name="T44">../digital-twins/ton.iot</text:span></text:p>
      <text:p text:style-name="P3"><text:a xlink:type="simple" xlink:href="https://cloudstor.aarnet.edu.au/plus/s/ds5zW91vdgjEj9i" text:style-name="Internet_20_link" text:visited-style-name="Visited_20_Internet_20_Link"><text:span text:style-name="T151">https://cloudstor.aarnet.edu.au/plus/s/ds5zW91vdgjEj9i</text:span></text:a><text:span text:style-name="T151"> </text:span></text:p>
      <text:p text:style-name="P5"><text:span text:style-name="T159">Data records include: </text:span><text:span text:style-name="T160">Modbus, motion &amp; light, Thermostat, weather data. </text:span><text:span text:style-name="T151">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51">https://en.wikipedia.org/wiki/Modbus</text:span></text:a><text:span text:style-name="T151"> </text:span></text:p>
      <text:p text:style-name="P124"><text:span text:style-name="T56">Smart Home Dataset with weather Information</text:span><text:span text:style-name="T52">: </text:span><text:span text:style-name="T53">../digital-twins/smart.home.weather/</text:span><text:span text:style-name="T54">homeC.csv</text:span></text:p>
      <text:p text:style-name="P2"><text:a xlink:type="simple" xlink:href="https://www.kaggle.com/datasets/taranvee/smart-home-dataset-with-weather-information" text:style-name="Internet_20_link" text:visited-style-name="Visited_20_Internet_20_Link"><text:span text:style-name="T151">https://www.kaggle.com/datasets/taranvee/smart-home-dataset-with-weather-information</text:span></text:a></text:p>
      <text:p text:style-name="P27">Home energy use measurements and weather data.</text:p>
      <text:p text:style-name="P20"/>
      <text:p text:style-name="P123"><text:span text:style-name="T56">Open Power</text:span><text:span text:style-name="T57">com</text:span><text:span text:style-name="T56"> System Dataset</text:span><text:span text:style-name="T52">: </text:span><text:span text:style-name="T53">../digital-twins/opsd.household</text:span></text:p>
      <text:p text:style-name="P114"><text:a xlink:type="simple" xlink:href="https://open-power-system-data.org/" text:style-name="Internet_20_link" text:visited-style-name="Visited_20_Internet_20_Link"><text:span text:style-name="T60">https://open-power-system-data.org/</text:span></text:a><text:span text:style-name="T60"> </text:span></text:p>
      <text:p text:style-name="P20"><text:span text:style-name="T120">H</text:span>ousehold load and solar generation in minutely to hourly resolution.</text:p>
      <text:p text:style-name="P93"/>
      <text:p text:style-name="P125"><text:span text:style-name="T58">Commercial Building Energy Dataset (IITD)</text:span><text:span text:style-name="T59">: </text:span><text:span text:style-name="T55">../digital-twins/combed.iiitd</text:span></text:p>
      <text:p text:style-name="P6"><text:a xlink:type="simple" xlink:href="http://combed.github.io/" text:style-name="Internet_20_link" text:visited-style-name="Visited_20_Internet_20_Link"><text:span text:style-name="T161">http://combed.github.io/</text:span></text:a></text:p>
      <text:p text:style-name="P28"><text:span text:style-name="T40">Commercial Building </text:span>current, energy, power, lifts, lights. <text:s/></text:p>
      <text:p text:style-name="P28"/>
      <text:p text:style-name="P28"><text:span text:style-name="T3">A</text:span><text:span text:style-name="T2">lmanac </text:span><text:span text:style-name="T3">of Minutely Power datasets</text:span><text:span text:style-name="T121">: </text:span><text:span text:style-name="T45">../digital-twins/</text:span><text:span text:style-name="T44">AMP</text:span> </text:p>
      <text:p text:style-name="P6"><text:a xlink:type="simple" xlink:href="http://ampds.org/" office:target-frame-name="_blank" xlink:show="new" text:style-name="Internet_20_link" text:visited-style-name="Visited_20_Internet_20_Link"><text:span text:style-name="T161">http://ampds.org/</text:span></text:a></text:p>
      <text:p text:style-name="P29">Electricity, natural gas, water quality, climate.</text:p>
      <text:h text:style-name="Heading_20_3" text:outline-level="3">References</text:h>
      <text:p text:style-name="P115"><text:span text:style-name="T71">Deep Learning for IoT Big Data and Streaming Analytics</text:span><text:span text:style-name="T60">: </text:span><text:a xlink:type="simple" xlink:href="https://arxiv.org/pdf/1712.04301.pdf" text:style-name="Internet_20_link" text:visited-style-name="Visited_20_Internet_20_Link"><text:span text:style-name="T60">https://arxiv.org/pdf/1712.04301.pdf</text:span></text:a><text:span text:style-name="T60"> </text:span></text:p>
      <text:p text:style-name="P25"/>
      <text:p text:style-name="P25">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5"/>
      <text:p text:style-name="P25">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5"/>
      <text:p text:style-name="P22"><text:span text:style-name="T44">Synthetic Data Generation for the Internet of Things</text:span>: </text:p>
      <text:p text:style-name="P115"><text:a xlink:type="simple" xlink:href="https://tigerprints.clemson.edu/cgi/viewcontent.cgi?article=1035&amp;context=computing_pubs" text:style-name="Internet_20_link" text:visited-style-name="Visited_20_Internet_20_Link"><text:span text:style-name="T60">https://tigerprints.clemson.edu/cgi/viewcontent.cgi?article=1035&amp;context=computing_pubs</text:span></text:a></text:p>
      <text:p text:style-name="P94"/>
      <text:p text:style-name="P22"><text:span text:style-name="T44">Synthetic Sensor Data Generation for Authentic IoT Device Emulation</text:span>: Afsana Khan</text:p>
      <text:p text:style-name="P115"><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0">https://www.google.com/url?sa=t&amp;rct=j&amp;q=&amp;esrc=s&amp;source=web&amp;cd=&amp;cad=rja&amp;uact=8&amp;ved=2ahUKEwiWkPHxrrX-</text:span></text:a><text:soft-page-break/><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0">AhW0XaQEHbMcCRsQFnoECAkQAQ&amp;url=https%3A%2F%2Fcomserv.cs.ut.ee%2Fhome%2Ffiles%2FKhan-Afsana-MastersThesis.pdf%3Fstudy%3DATILoputoo%26reference%3DED41ADEDA3DABF9CEC333091EBEF9A5AB85E21D3&amp;usg=AOvVaw0u_GjEHWhfcvnFAZ0Dn9QH</text:span></text:a><text:span text:style-name="T60"> </text:span></text:p>
      <text:p text:style-name="P22"/>
      <text:p text:style-name="P22"><text:span text:style-name="T44">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51">http://www.victordeboer.com/wp-content/uploads/2022/10/Pavlov_ThesisFinalVersion.pdf</text:span></text:a><text:span text:style-name="T151"> <text:tab/>Can we create credible synthetic IoT datasets using pre-existing dataset generators? Tested Mostly AI [12], Gretel.ai [13].</text:span></text:p>
      <text:p text:style-name="P75"/>
      <text:h text:style-name="P118" text:outline-level="3"><text:span text:style-name="T1">Instructions for </text:span><text:span text:style-name="T43">updated </text:span>Ubuntu 22.04 <text:span text:style-name="T1">with root privileges.</text:span></text:h>
      <text:p text:style-name="P61">Execute: sudo apt update &amp;&amp; sudo apt upgrade &amp;&amp; sudo apt dist-upgrade &amp;&amp; sudo apt autoremove</text:p>
      <text:p text:style-name="P61"/>
      <text:p text:style-name="P99">Dependencies</text:p>
      <text:p text:style-name="P66">Install github.com/fhs/go-netcdf/netcdf (see <text:a xlink:type="simple" xlink:href="https://pkg.go.dev/github.com/fhs/go-netcdf@v1.2.1/netcdf" text:style-name="Internet_20_link" text:visited-style-name="Visited_20_Internet_20_Link"><text:span text:style-name="T217">https://pkg.go.dev/github.com/fhs/go-netcdf@v1.2.1/netcdf</text:span></text:a>)</text:p>
      <text:p text:style-name="P70">See <text:a xlink:type="simple" xlink:href="https://downloads.unidata.ucar.edu/netcdf/" text:style-name="Internet_20_link" text:visited-style-name="Visited_20_Internet_20_Link">https://downloads.unidata.ucar.edu/netcdf/</text:a> </text:p>
      <text:p text:style-name="P67">netCDF requires the HDF5, zlib, and curl libraries.</text:p>
      <text:p text:style-name="P68"><text:span text:style-name="T222">I found </text:span><text:span text:style-name="T2">libcurl</text:span> <text:span text:style-name="T231">on my system </text:span><text:span text:style-name="T222">at /usr/lib/x86_64-linux-gnu/libcurl.so. </text:span></text:p>
      <text:p text:style-name="P73">sudo apt <text:span text:style-name="T263">get </text:span>install <text:span text:style-name="T2">libnetcdf-dev</text:span></text:p>
      <text:p text:style-name="P16"><text:span text:style-name="T157">P</text:span><text:span text:style-name="T156">referred </text:span><text:span text:style-name="T157">directory for hdf5 and zlib files is </text:span><text:span text:style-name="T179">/usr/local/lib</text:span></text:p>
      <text:p text:style-name="P16"><text:span text:style-name="T151">ld -lzlib --verbose <text:s/></text:span><text:span text:style-name="T156">gives library </text:span><text:span text:style-name="T158">locations.</text:span></text:p>
      <text:p text:style-name="P92"/>
      <text:p text:style-name="P130"><text:span text:style-name="T233">√</text:span><text:span text:style-name="T41"> </text:span>mkdir ~/github.com/hdf5-1.14.1 &amp;&amp; cd ~/github.com/hdf5-1.14.1</text:p>
      <text:p text:style-name="P128"><text:span text:style-name="T248">I downloaded </text:span><text:span text:style-name="T250">hdf5-1.14.1-2-Std-ubuntu2204_64.tar.gz</text:span><text:span text:style-name="T248"> from </text:span><text:a xlink:type="simple" xlink:href="https://www.hdfgroup.org/downloads/hdf5/" text:style-name="Internet_20_link" text:visited-style-name="Visited_20_Internet_20_Link"><text:span text:style-name="T249">https://www.hdfgroup.org/downloads/hdf5/</text:span></text:a><text:span text:style-name="T249"> :</text:span><text:span text:style-name="T248"> </text:span></text:p>
      <text:p text:style-name="P134"><text:span text:style-name="T65">m</text:span><text:span text:style-name="T60">v ~/Downloads/</text:span><text:span text:style-name="T86">hdf5-1.14.1-2-Std-ubuntu2204_64.tar.gz .</text:span></text:p>
      <text:p text:style-name="P135"><text:span text:style-name="T60">tar -xf </text:span><text:span text:style-name="T77">hdf5-1.14.1-2-Std-ubuntu2204_64.tar.gz</text:span></text:p>
      <text:p text:style-name="P131"><text:span text:style-name="T18">cd hdf &amp;&amp; ./HDF5-1.14.1-Linux.sh<text:tab/>## say ‘n’ to install; </text:span><text:span text:style-name="T218">I moved all the files up to </text:span><text:span text:style-name="T219">~/github.com/hdf5-1.14.1</text:span></text:p>
      <text:p text:style-name="P132"><text:span text:style-name="T254">### </text:span>./configure --with-zlib=<text:span text:style-name="T202">/usr/local/lib</text:span> --prefix=<text:span text:style-name="T202">/usr/local/lib</text:span> --enable-threadsafe --with-pthread=/usr/lib/x86_64-linux-gnu/pthread<text:tab/><text:span text:style-name="T254">### this compiles the examples; not needed.</text:span></text:p>
      <text:p text:style-name="P133">This places the library files into <text:span text:style-name="T144">/home/david/github.com/hdf5-1.14.1/lib</text:span></text:p>
      <text:p text:style-name="P133"/>
      <text:p text:style-name="P69"><text:span text:style-name="T233">√</text:span><text:span text:style-name="T41"> </text:span><text:span text:style-name="T222">Download HDF5 1.8.</text:span><text:span text:style-name="T224">10</text:span><text:span text:style-name="T222"> (and zlib 1.2.7) packages </text:span><text:a xlink:type="simple" xlink:href="ftp://ftp.unidata.ucar.edu/pub/netcdf/netcdf-4" text:style-name="Internet_20_link" text:visited-style-name="Visited_20_Internet_20_Link">ftp://ftp.unidata.ucar.edu/pub/netcdf/netcdf-4</text:a> </text:p>
      <text:p text:style-name="P77"/>
      <text:p text:style-name="P78"><text:span text:style-name="T232">√</text:span><text:span text:style-name="T234"> </text:span>Build <text:span text:style-name="T2">zlib </text:span><text:span text:style-name="T221">v1.2.5+ </text:span><text:span text:style-name="T227">library</text:span><text:span text:style-name="T221">: zlib1g </text:span><text:span text:style-name="T225">was aleady installed on my syste</text:span><text:span text:style-name="T230">m</text:span><text:span text:style-name="T225"> with: sudo apt install zlib1g -y </text:span></text:p>
      <text:p text:style-name="P79"><text:tab/>dpkg -L zlib1g → <text:span text:style-name="T144">/lib/x86_64-linux-gnu/libz.so.1.2.11</text:span></text:p>
      <text:p text:style-name="P80"><text:span text:style-name="T236">I copied: sudo cp </text:span><text:span text:style-name="T201">/lib/x86_64-linux-gnu/libz.so* </text:span><text:span text:style-name="T202">/usr/local/lib</text:span></text:p>
      <text:p text:style-name="P112"/>
      <text:p text:style-name="P15"><text:span text:style-name="T256">Execute: cp</text:span><text:span text:style-name="T227"> </text:span><text:span text:style-name="T256">~</text:span><text:span text:style-name="T227">/github.com/netcdf-c/netcdf.pc </text:span><text:span text:style-name="T226">~/github.com/hdf5-1.14.1/</text:span><text:span text:style-name="T255">lib</text:span></text:p>
      <text:p text:style-name="P15"><text:span text:style-name="T229">Execute ‘go build’. </text:span><text:span text:style-name="T228">The following error should </text:span><text:span text:style-name="T9">not</text:span><text:span text:style-name="T228"> appear: </text:span></text:p>
      <text:p text:style-name="P64"># pkg-config --cflags <text:s/>-- netcdf</text:p>
      <text:p text:style-name="P64">Package netcdf was not found in the pkg-config search path.</text:p>
      <text:p text:style-name="P64">Perhaps you should add the directory containing `netcdf.pc'</text:p>
      <text:p text:style-name="P64">to the PKG_CONFIG_PATH environment variable</text:p>
      <text:p text:style-name="P64">No package 'netcdf' found</text:p>
      <text:p text:style-name="P64">pkg-config: exit status 1</text:p>
      <text:p text:style-name="P63"/>
      <text:p text:style-name="P71"><text:span text:style-name="T2">Continu</text:span><text:span text:style-name="T11">e</text:span><text:span text:style-name="T2"> to install dependencies</text:span>:</text:p>
      <text:p text:style-name="P63">sudo nano /etc/fail2ban/jail.conf<text:tab/><text:span text:style-name="T196"># uncomment line ‘ignoreip = 127.0.0.1/8 ::’ prevent write tcp 127.0.0.1:43400-&gt;127.0.0.1:6667: write: connection reset by peer?</text:span></text:p>
      <text:p text:style-name="P65">In ~/.bashrc: export _JAVA_OPTIONS=-<text:span text:style-name="T2">Xmx</text:span><text:span text:style-name="T7">10240</text:span><text:span text:style-name="T8">m</text:span></text:p>
      <text:p text:style-name="P63"><text:span text:style-name="T42">Install </text:span><text:span text:style-name="T2">Java</text:span> &gt;= 1.8: <text:s/><text:span text:style-name="T49">java --version → </text:span><text:span text:style-name="T50">openjdk 11.0.18 2023-01-17, etc</text:span></text:p>
      <text:p text:style-name="P30">Install <text:span text:style-name="T2">Thrift</text:span>: sudo apt install thrift-<text:span text:style-name="T141">compiler</text:span></text:p>
      <text:p text:style-name="P31">Install <text:span text:style-name="T2">Maven</text:span> &gt;= 3.6.<text:span text:style-name="T51">3</text:span></text:p>
      <text:p text:style-name="P1"><text:span text:style-name="T151">Install </text:span><text:span text:style-name="T176">Docker</text:span><text:span text:style-name="T152"> v20.10.8: </text:span><text:a xlink:type="simple" xlink:href="https://www.digitalocean.com/community/tutorials/how-to-install-and-use-docker-on-ubuntu-22-04" text:style-name="Internet_20_link" text:visited-style-name="Visited_20_Internet_20_Link"><text:span text:style-name="T152">https://www.digitalocean.com/community/tutorials/how-to-install-and-use-docker-on-ubuntu-22-04</text:span></text:a><text:span text:style-name="T152"> </text:span></text:p>
      <text:p text:style-name="P59">Install <text:span text:style-name="T2">xsv</text:span>: </text:p>
      <text:p text:style-name="P58">XSV_VERSION=$(curl -s "https://api.github.com/repos/BurntSushi/xsv/releases/latest" | grep -Po '"tag_name": "\K[0-9.]+') <text:span text:style-name="T191">&amp;&amp; echo $</text:span>XSV_VERSION → <text:span text:style-name="T191">0.13.0</text:span></text:p>
      <text:p text:style-name="P58"><text:soft-page-break/>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8">sudo tar xf xsv.tar.gz -C /usr/local/bin</text:p>
      <text:p text:style-name="P57"><text:span text:style-name="Source_20_Text"><text:span text:style-name="T52">xsv --</text:span></text:span><text:span text:style-name="Source_20_Text"><text:span text:style-name="T117">v</text:span></text:span><text:span text:style-name="Source_20_Text"><text:span text:style-name="T52">ersion </text:span></text:span><text:span text:style-name="Source_20_Text"><text:span text:style-name="T115">&amp;&amp; </text:span></text:span><text:span text:style-name="Source_20_Text"><text:span text:style-name="T52">rm -rf xsv.tar.gz</text:span></text:span></text:p>
      <text:p text:style-name="P60"><text:span text:style-name="Source_20_Text"><text:span text:style-name="T118">Summary file </text:span></text:span><text:span text:style-name="Source_20_Text"><text:span text:style-name="T119">csv output</text:span></text:span><text:span text:style-name="Source_20_Text"><text:span text:style-name="T116">: xsv stats ./smart.home.weather/HomeC.csv --everything &gt;summary_HomeC.csv</text:span></text:span></text:p>
      <text:p text:style-name="P103">Install <text:span text:style-name="T2">SciDavis</text:span>: <text:a xlink:type="simple" xlink:href="https://sourceforge.net/projects/scidavis/" text:style-name="Internet_20_link" text:visited-style-name="Visited_20_Internet_20_Link">https://sourceforge.net/projects/scidavis/</text:a> </text:p>
      <text:p text:style-name="P103"><text:tab/>Install <text:span text:style-name="T2">QT</text:span> v5: <text:a xlink:type="simple" xlink:href="https://wiki.qt.io/Install_Qt_5_on_Ubuntu" text:style-name="Internet_20_link" text:visited-style-name="Visited_20_Internet_20_Link">https://wiki.qt.io/Install_Qt_5_on_Ubuntu</text:a> </text:p>
      <text:p text:style-name="P103"/>
      <text:p text:style-name="P98">Install <text:s/>Nginx Web Server <text:span text:style-name="T211">(</text:span><text:span text:style-name="T253">use </text:span><text:span text:style-name="T211">Apache?)</text:span></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183">at home; 192.168.1.92 is local</text:span></text:p>
      <text:p text:style-name="P37">http://<text:span text:style-name="T183">192.168.1.92</text:span></text:p>
      <text:p text:style-name="P36">sudo systemctl <text:span text:style-name="T147">{</text:span><text:span text:style-name="T185">status, </text:span>stop, <text:span text:style-name="T147">start, restart, </text:span>enable, <text:span text:style-name="T148">disable</text:span><text:span text:style-name="T147">}</text:span> nginx</text:p>
      <text:p text:style-name="P34">Nginx on Ubuntu 20.04 has one default server block enabled <text:span text:style-name="T149">at</text:span> /var/www/html. </text:p>
      <text:p text:style-name="P35">sudo mkdir /var/www/html/<text:span text:style-name="T18">datasets</text:span><text:span text:style-name="T2"> </text:span><text:span text:style-name="T150">&amp;&amp; sudo </text:span>chown -R $USER:$USER /var/www/html/datasets <text:span text:style-name="T150">&amp;&amp; sudo chmod -R 755 /var/www/</text:span>html/datasets → <text:span text:style-name="T184">Ordinarily, execute these commands:</text:span></text:p>
      <text:p text:style-name="P33">sudo mkdir -p /var/www/your_domain/html</text:p>
      <text:p text:style-name="P33">sudo chown -R $USER:$USER /var/www/your_domain/html</text:p>
      <text:p text:style-name="P33">sudo chmod -R 755 /var/www/your_domain</text:p>
      <text:p text:style-name="P56">Change /<text:span text:style-name="T186">upload to /datasets and </text:span>port from 8080 to 80 in <text:span text:style-name="T35">index.html.</text:span></text:p>
      <text:p text:style-name="P38">cp ~/Documents/digital-twins/ecobee/uploadFiles/index.html <text:span text:style-name="T146">/var/www/html/datasets</text:span></text:p>
      <text:p text:style-name="P38">sudo nano /etc/nginx/sites-available/<text:span text:style-name="T180">datasets</text:span></text:p>
      <text:p text:style-name="P39">server {</text:p>
      <text:p text:style-name="P39"><text:s text:c="8"/>listen 80;</text:p>
      <text:p text:style-name="P39"><text:s text:c="8"/>listen [::]:80;</text:p>
      <text:p text:style-name="P39"><text:s text:c="8"/>root /var/www/<text:span text:style-name="T187">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 text:c="12"/>group:rw <text:s/>all:r;</text:p>
      <text:p text:style-name="P42"><text:tab/>}</text:p>
      <text:p text:style-name="P40">sudo ln -s /etc/nginx/sites-available/<text:span text:style-name="T181">datasets</text:span> /etc/nginx/sites-enabled/ → <text:span text:style-name="T181">symlink to server block</text:span></text:p>
      <text:p text:style-name="P38">sudo nano /etc/nginx/nginx.conf</text:p>
      <text:p text:style-name="P38"><text:tab/><text:span text:style-name="T182">Uncomment: server_names_hash_bucket_size</text:span></text:p>
      <text:p text:style-name="P95">sudo nginx -t → nginx: the configuration file /etc/nginx/nginx.conf ok</text:p>
      <text:p text:style-name="P55">curl -s -o /dev/null -w "%{http_code}" <text:s/><text:a xlink:type="simple" xlink:href="http://localhost/" text:style-name="Internet_20_link" text:visited-style-name="Visited_20_Internet_20_Link">http://localhost/</text:a></text:p>
      <text:p text:style-name="P100">curl -v --insecure -T main.go http:/localhost:80/datasets/uploads</text:p>
      <text:p text:style-name="P55"><text:soft-page-break/><text:span text:style-name="T188">Browse to </text:span><text:a xlink:type="simple" xlink:href="http://192.168.1.92/datasets/" text:style-name="Internet_20_link" text:visited-style-name="Visited_20_Internet_20_Link"><text:span text:style-name="T188">http://192.168.1.92/datasets/</text:span></text:a><text:span text:style-name="T188"> </text:span><text:span text:style-name="T189">Browse, select a file, Upload: ls -l </text:span><text:span text:style-name="T190">/var/www/html/datasets</text:span></text:p>
      <text:p text:style-name="P38"/>
      <text:p text:style-name="P97"><text:span text:style-name="T146">Install </text:span>IotDB v 1.10</text:p>
      <text:p text:style-name="P126"><text:span text:style-name="T114">D</text:span><text:span text:style-name="T52">irectly integrated with Apache </text:span><text:span text:style-name="T56">Hadoop</text:span><text:span text:style-name="T52">, </text:span><text:span text:style-name="T56">Spark</text:span><text:span text:style-name="T52"> &amp; </text:span><text:span text:style-name="T56">Flink</text:span><text:span text:style-name="T52">. </text:span></text:p>
      <text:p text:style-name="P44">Managed Declarative Engines: <text:s/>Apache Spark Streaming (Scala) [with Apache Kafka] and Flink.</text:p>
      <text:p text:style-name="P122"><text:span text:style-name="T60">Spark GraphX: </text:span><text:a xlink:type="simple" xlink:href="https://www.simplilearn.com/spark-graphx-article" text:style-name="Internet_20_link" text:visited-style-name="Visited_20_Internet_20_Link"><text:span text:style-name="T60">https://www.simplilearn.com/spark-graphx-article</text:span></text:a></text:p>
      <text:p text:style-name="P122"><text:span text:style-name="T60">Apache Flink — Stateful Computations over Data Streams: </text:span><text:a xlink:type="simple" xlink:href="https://flink.apache.org/" text:style-name="Internet_20_link" text:visited-style-name="Visited_20_Internet_20_Link"><text:span text:style-name="T60">https://flink.apache.org/</text:span></text:a></text:p>
      <text:p text:style-name="P44"/>
      <text:p text:style-name="P117"><text:span text:style-name="T61">Download </text:span><text:span text:style-name="T78">IotDB </text:span><text:span text:style-name="T79">binary </text:span><text:span text:style-name="T78">and </text:span><text:a xlink:type="simple" xlink:href="https://www.apache.org/dyn/closer.cgi/iotdb/1.1.0/apache-iotdb-1.1.0-grafana-plugin-bin.zip" text:style-name="Internet_20_link" text:visited-style-name="Visited_20_Internet_20_Link"><text:span text:style-name="T77">Grafana-plugin</text:span></text:a><text:span text:style-name="T78"> </text:span><text:span text:style-name="T61">from </text:span><text:a xlink:type="simple" xlink:href="https://iotdb.apache.org/Download/" text:style-name="Internet_20_link" text:visited-style-name="Visited_20_Internet_20_Link"><text:span text:style-name="T61">https://iotdb.apache.org/Download/</text:span></text:a><text:span text:style-name="T61">. Verify.</text:span></text:p>
      <text:p text:style-name="P45">Unpack the zip files into a folder, say <text:span text:style-name="T44">iotdb</text:span>. </text:p>
      <text:p text:style-name="P23">sudo sysctl -w net.core.somaxconn=65535</text:p>
      <text:p text:style-name="P119"><text:span text:style-name="T67">Opti</text:span><text:span text:style-name="T68">o</text:span><text:span text:style-name="T67">nally c</text:span><text:span text:style-name="T62">lone the </text:span><text:span text:style-name="T112">Docker</text:span><text:span text:style-name="T62"> version from </text:span><text:a xlink:type="simple" xlink:href="https://github.com/apache/iotdb" text:style-name="Internet_20_link" text:visited-style-name="Visited_20_Internet_20_Link"><text:span text:style-name="T62">https://github.com/apache/iotdb</text:span></text:a><text:span text:style-name="T62"> </text:span></text:p>
      <text:p text:style-name="P120"><text:span text:style-name="T79">C</text:span><text:span text:style-name="T77">lone the </text:span><text:span text:style-name="T111">Golang client</text:span><text:span text:style-name="T77"> from </text:span><text:a xlink:type="simple" xlink:href="https://github.com/apache/iotdb-client-go.git" text:style-name="Internet_20_link" text:visited-style-name="Visited_20_Internet_20_Link"><text:span text:style-name="T77">https://github.com/apache/iotdb-client-go.git</text:span></text:a><text:span text:style-name="T77"> </text:span><text:span text:style-name="T87">(Golang v1.20.x)</text:span></text:p>
      <text:p text:style-name="P120"><text:span text:style-name="T79">C</text:span><text:span text:style-name="T77">lone the </text:span><text:span text:style-name="T111">Java client</text:span><text:span text:style-name="T77"> from </text:span><text:a xlink:type="simple" xlink:href="https://iotdb.apache.org/UserGuide/Master/API/Programming-Java-Native-API.html" text:style-name="Internet_20_link" text:visited-style-name="Visited_20_Internet_20_Link"><text:span text:style-name="T77">https://iotdb.apache.org/UserGuide/Master/API/Programming-Java-Native-API.html</text:span></text:a><text:span text:style-name="T77"> </text:span></text:p>
      <text:p text:style-name="P120"><text:span text:style-name="T79">C</text:span><text:span text:style-name="T77">lone the </text:span><text:span text:style-name="T111">Python client</text:span><text:span text:style-name="T77"> from </text:span><text:a xlink:type="simple" xlink:href="https://iotdb.apache.org/UserGuide/Master/API/Programming-Python-Native-API.html" text:style-name="Internet_20_link" text:visited-style-name="Visited_20_Internet_20_Link"><text:span text:style-name="T77">https://iotdb.apache.org/UserGuide/Master/API/Programming-Python-Native-API.html</text:span></text:a><text:span text:style-name="T77"> </text:span></text:p>
      <text:p text:style-name="P83"/>
      <text:p text:style-name="P82"><text:span text:style-name="T257">Opti</text:span><text:span text:style-name="T258">o</text:span><text:span text:style-name="T257">nally </text:span><text:span text:style-name="T258">install </text:span>Julia v1.<text:span text:style-name="T223">9.0 </text:span><text:span text:style-name="T258">(need to write </text:span><text:span text:style-name="T259">the </text:span><text:span text:style-name="T257">Julia </text:span><text:span text:style-name="T259">client</text:span><text:span text:style-name="T258">): </text:span></text:p>
      <text:p text:style-name="P116"><text:span text:style-name="T60">wget </text:span><text:a xlink:type="simple" xlink:href="https://julialang-s3.julialang.org/bin/linux/x64/1.8/julia-1.8.1-linux-x86_64.tar.gz" text:style-name="Internet_20_link" text:visited-style-name="Visited_20_Internet_20_Link"><text:span text:style-name="T60">https://julialang-s3.julialang.org/bin/linux/x64/1.8/julia-1.</text:span></text:a><text:a xlink:type="simple" xlink:href="https://julialang-s3.julialang.org/bin/linux/x64/1.8/julia-1.8.1-linux-x86_64.tar.gz" text:style-name="Internet_20_link" text:visited-style-name="Visited_20_Internet_20_Link"><text:span text:style-name="T66">9</text:span></text:a><text:a xlink:type="simple" xlink:href="https://julialang-s3.julialang.org/bin/linux/x64/1.8/julia-1.8.1-linux-x86_64.tar.gz" text:style-name="Internet_20_link" text:visited-style-name="Visited_20_Internet_20_Link"><text:span text:style-name="T60">.</text:span></text:a><text:a xlink:type="simple" xlink:href="https://julialang-s3.julialang.org/bin/linux/x64/1.8/julia-1.8.1-linux-x86_64.tar.gz" text:style-name="Internet_20_link" text:visited-style-name="Visited_20_Internet_20_Link"><text:span text:style-name="T66">0</text:span></text:a><text:a xlink:type="simple" xlink:href="https://julialang-s3.julialang.org/bin/linux/x64/1.8/julia-1.8.1-linux-x86_64.tar.gz" text:style-name="Internet_20_link" text:visited-style-name="Visited_20_Internet_20_Link"><text:span text:style-name="T60">-linux-x86_64.tar.gz</text:span></text:a></text:p>
      <text:p text:style-name="P26">tar zxvf julia-1.<text:span text:style-name="T223">9</text:span>.<text:span text:style-name="T223">0</text:span>-linux-x86_64.tar.gz</text:p>
      <text:p text:style-name="P26">nano ~/.bashrc → export PATH="$PATH:/home/<text:span text:style-name="T10">david</text:span>/julia-1.<text:span text:style-name="T223">9</text:span>.<text:span text:style-name="T223">0</text:span>/bin"</text:p>
      <text:p text:style-name="P26"/>
      <text:p text:style-name="P176"><text:span text:style-name="T77">The </text:span><text:span text:style-name="T111">ncdump</text:span><text:span text:style-name="T77"> program read</text:span><text:span text:style-name="T90">s</text:span><text:span text:style-name="T77"> *.nc files </text:span><text:span text:style-name="T88">if the sensor data is given in that format: </text:span><text:span text:style-name="T89">See </text:span><text:a xlink:type="simple" xlink:href="http://www.bic.mni.mcgill.ca/users/sean/Docs/netcdf/guide.txn_79.html" text:style-name="Internet_20_link" text:visited-style-name="Visited_20_Internet_20_Link"><text:span text:style-name="T89">http://www.bic.mni.mcgill.ca/users/sean/Docs/netcdf/guide.txn_79.html</text:span></text:a><text:span text:style-name="T89"> </text:span></text:p>
      <text:p text:style-name="P176"><text:span text:style-name="T111">*.nc files</text:span><text:span text:style-name="T77">: </text:span><text:span text:style-name="T89">1 </text:span><text:span text:style-name="T91">instance of id string; 0 instances of unitutc value; 0 instances of yyyy-MM-dd values. </text:span></text:p>
      <text:p text:style-name="P13"><text:span text:style-name="Source_20_Text"><text:span text:style-name="T60">sudo apt -y install netcdf-bin<text:tab/><text:tab/>→ </text:span></text:span><text:span text:style-name="Source_20_Text"><text:span text:style-name="T63">See https://docs.unidata.ucar.edu/nug/current/index.html</text:span></text:span></text:p>
      <text:p text:style-name="P14"><text:span text:style-name="T151">ncdump -k Jan_clean.nc<text:tab/><text:tab/></text:span><text:span text:style-name="Source_20_Text"><text:span text:style-name="T64">→</text:span></text:span><text:span text:style-name="T151"> get file type {classic, netCDF-4}</text:span></text:p>
      <text:p text:style-name="P14"><text:span text:style-name="T151">ncdump -c Jan_clean.nc<text:tab/> &gt;Jan_clean.</text:span><text:span text:style-name="T154">var </text:span><text:span text:style-name="Source_20_Text"><text:span text:style-name="T64">→</text:span></text:span><text:span text:style-name="T151"> gives header + indexed {id, time} data</text:span></text:p>
      <text:p text:style-name="P14"><text:span text:style-name="T151">ncdump -</text:span><text:span text:style-name="T153">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51">Jan_clean.nc &gt;Jan_clean.</text:span><text:span text:style-name="T155">dat </text:span><text:span text:style-name="Source_20_Text"><text:span text:style-name="T64">→ </text:span></text:span><text:span text:style-name="T155">get all data for January other than indexed data.</text:span></text:p>
      <text:p text:style-name="P88"/>
      <text:p text:style-name="P88">The <text:span text:style-name="T2">nc</text:span><text:span text:style-name="T12">view</text:span> &lt;<text:span text:style-name="T271">nc file&gt; </text:span>program read<text:span text:style-name="T270">s</text:span> *.nc files <text:span text:style-name="T272">and graphs the data (click inside the small graph): </text:span></text:p>
      <text:p text:style-name="P90">sudo apt install ncview</text:p>
      <text:p text:style-name="P90">ncview /home/david/Documents/digital-twins/ecobee/clean_data/Jan_clean.nc</text:p>
      <text:p text:style-name="P89">netcdf_dim_value: unknown data type (10) for dimension <text:span text:style-name="T2">time</text:span> <text:span text:style-name="T271">and </text:span>dimension <text:span text:style-name="T13">id</text:span><text:span text:style-name="T271">.</text:span></text:p>
      <text:p text:style-name="P88"/>
      <text:p text:style-name="P10"><text:soft-page-break/><text:span text:style-name="T162">The </text:span><text:span text:style-name="T175">IotDB </text:span><text:span text:style-name="T162">environment is </text:span><text:span text:style-name="T163">now </text:span><text:span text:style-name="T162">ready for creating time-series (all data in IoTDB is organized as time-series), inserting data and querying data. </text:span><text:span text:style-name="T164">The following e</text:span><text:span text:style-name="T165">xample </text:span><text:span text:style-name="T166">process</text:span><text:span text:style-name="T164">es</text:span><text:span text:style-name="T166"> </text:span><text:span text:style-name="T167">the clean Ecobee dataset. </text:span><text:span text:style-name="T168">See </text:span><text:a xlink:type="simple" xlink:href="https://iotdb.apache.org/UserGuide/Master/QuickStart/QuickStart.html#basic-commands-for-iotdb" text:style-name="Internet_20_link" text:visited-style-name="Visited_20_Internet_20_Link"><text:span text:style-name="T168">https://iotdb.apache.org/UserGuide/Master/QuickStart/QuickStart.html#basic-commands-for-iotdb</text:span></text:a><text:span text:style-name="T168"> </text:span></text:p>
      <text:p text:style-name="P81"/>
      <text:p text:style-name="P111">Finally...</text:p>
      <text:p text:style-name="P72">git clone <text:a xlink:type="simple" xlink:href="https://github.com/dgnabasik/netcdf.git" text:style-name="Internet_20_link" text:visited-style-name="Visited_20_Internet_20_Link">https://github.com/dgnabasik/netcdf.git</text:a></text:p>
      <text:p text:style-name="P76">The Golang <text:span text:style-name="T2">netcdf</text:span> program <text:span text:style-name="T257">inserts </text:span><text:span text:style-name="T203">data from </text:span><text:span text:style-name="T204">source</text:span><text:span text:style-name="T203"> </text:span><text:span text:style-name="T204">data </text:span><text:span text:style-name="T203">files </text:span><text:span text:style-name="T204">{</text:span><text:span text:style-name="T203">*.nc, *.</text:span><text:span text:style-name="T204">csv, etc} </text:span><text:span text:style-name="T203">into the </text:span><text:span text:style-name="T204">local </text:span><text:span text:style-name="T203">IoTDB database. </text:span><text:span text:style-name="T204">It also </text:span><text:span text:style-name="T122">reads the *.var text from ncdump and produces a json file of the data headers </text:span><text:span text:style-name="T123">(e.g. <text:s/>*</text:span>.<text:span text:style-name="T123">json)</text:span><text:span text:style-name="T122">, a DatatypeProperty ontology file </text:span><text:span text:style-name="T123">(e.g. *</text:span>.<text:span text:style-name="T123">ttl) </text:span><text:span text:style-name="T142">for import into </text:span><text:span text:style-name="T6">GraphDB</text:span><text:span text:style-name="T122">, a SPARQL query file </text:span><text:span text:style-name="T123">(e.g. *</text:span>.<text:span text:style-name="T123">sparql)</text:span><text:span text:style-name="T143">. </text:span><text:span text:style-name="T260">Command-line parameters: {example, drop, create, delete, insert, query}</text:span></text:p>
      <text:p text:style-name="P76"/>
      <text:p text:style-name="P85">go build<text:tab/><text:span text:style-name="T265">### note the extra parameter in the *.nc data files.</text:span></text:p>
      <text:p text:style-name="P91">./netcdf /home/david/Documents/digital-twins/ecobee/clean_data/Jan_clean.nc netCDF-4 example</text:p>
      <text:p text:style-name="P91">./netcdf /home/david/Documents/digital-twins/smart.home.weather/HomeC.csv example</text:p>
      <text:p text:style-name="P84"/>
      <text:p text:style-name="P46"><text:span text:style-name="T139">Convention</text:span><text:span text:style-name="T140">s</text:span><text:span text:style-name="T126">: </text:span></text:p>
      <text:list xml:id="list2217164089" text:style-name="L4">
        <text:list-item>
          <text:p text:style-name="P162"><text:span text:style-name="T26">U</text:span><text:span text:style-name="T23">se the same Identifier as the IotDB database name. </text:span><text:span text:style-name="T27">Don’t use dots or periods in </text:span><text:span text:style-name="T36">measurement </text:span><text:span text:style-name="T27">names; </text:span><text:span text:style-name="T29">use </text:span><text:span text:style-name="T36">underscores</text:span><text:span text:style-name="T29">.</text:span></text:p>
        </text:list-item>
        <text:list-item>
          <text:p text:style-name="P169"><text:span text:style-name="T169">Create an</text:span><text:span text:style-name="T162"> IoTDB timeseries </text:span><text:span text:style-name="T169">for every column </text:span><text:span text:style-name="T162">in the *.nc sensor data. </text:span><text:span text:style-name="T170">Note that the column name</text:span><text:span text:style-name="T171"> </text:span><text:span text:style-name="T177">time</text:span><text:span text:style-name="T162"> </text:span><text:span text:style-name="T170">by itself is disallowed. Change it to </text:span><text:span text:style-name="T178">longtime</text:span><text:span text:style-name="T170">.</text:span><text:span text:style-name="T162"> </text:span><text:span text:style-name="T172">Timeseries management: </text:span><text:a xlink:type="simple" xlink:href="https://iotdb.apache.org/UserGuide/V1.1.x/Operate-Metadata/Timeseries.html" text:style-name="Internet_20_link" text:visited-style-name="Visited_20_Internet_20_Link"><text:span text:style-name="T173">https://iotdb.apache.org/UserGuide/V1.1.x/Operate-Metadata/Timeseries.html</text:span></text:a><text:span text:style-name="T173"> </text:span></text:p>
        </text:list-item>
        <text:list-item>
          <text:p text:style-name="P163"><text:span text:style-name="T34">String </text:span><text:span text:style-name="T18">datatypes (status) use the </text:span><text:span text:style-name="T34">PLAIN </text:span><text:span text:style-name="T18">encoding; Float datatypes (speed, temperature, power, etc) use the </text:span><text:span text:style-name="T34">GORILLA</text:span><text:span text:style-name="T18"> encoding. </text:span><text:span text:style-name="T31">Use the </text:span><text:span text:style-name="T33">ncdump -</text:span><text:span text:style-name="T31">v command to determine the datatype. </text:span></text:p>
        </text:list-item>
        <text:list-item>
          <text:p text:style-name="P165">In IoTDB, all data and paths stored are organized in units of measurements.</text:p>
        </text:list-item>
        <text:list-item>
          <text:p text:style-name="P164"><text:span text:style-name="T18">Recommended hierarchy: root.</text:span><text:span text:style-name="T28">company</text:span><text:span text:style-name="T18">.</text:span><text:span text:style-name="T28">location</text:span><text:span text:style-name="T18">.device.measurement.</text:span></text:p>
        </text:list-item>
        <text:list-item>
          <text:p text:style-name="P166">A full path (root.ln.wf01.wt01.status as in the above example) is not allowed to be set as a database.</text:p>
        </text:list-item>
        <text:list-item>
          <text:p text:style-name="P166">The prefix of a timeseries must belong to a database. Before creating a timeseries, users must set which database the series belongs to. Only timeseries whose database is set can be persisted to disk.</text:p>
        </text:list-item>
        <text:list-item>
          <text:p text:style-name="P173"><text:span text:style-name="T81">The </text:span><text:span text:style-name="T82">length</text:span><text:span text:style-name="T81"> </text:span><text:span text:style-name="T82">[ 0-9 a-z A-Z _ ] of</text:span><text:span text:style-name="T81"> the </text:span><text:span text:style-name="T82">full </text:span><text:span text:style-name="T81">database </text:span><text:span text:style-name="T82">path is limited to </text:span><text:span text:style-name="T81">64. </text:span><text:span text:style-name="T72">Root</text:span><text:span text:style-name="T82"> is reserved. * </text:span><text:span text:style-name="T83">w</text:span><text:span text:style-name="T82">ildcards</text:span><text:span text:style-name="Source_20_Text"><text:span text:style-name="T174">.</text:span></text:span></text:p>
        </text:list-item>
        <text:list-item>
          <text:p text:style-name="P173"><text:span text:style-name="Source_20_Text"><text:span text:style-name="T82">The (relative or absolute) timestamp </text:span></text:span><text:span text:style-name="Source_20_Text"><text:span text:style-name="T84">(long or datetime) </text:span></text:span><text:span text:style-name="Source_20_Text"><text:span text:style-name="T82">is the time point at which data is produced. </text:span></text:span></text:p>
        </text:list-item>
        <text:list-item>
          <text:p text:style-name="P173"><text:span text:style-name="Source_20_Text"><text:span text:style-name="T76">Aligned timeseries</text:span></text:span><text:span text:style-name="Source_20_Text"><text:span text:style-name="T92">:</text:span></text:span><text:span text:style-name="Source_20_Text"><text:span text:style-name="T82"> when multiple measurements are sampled simultaneously and all the timeseries have the same time column. </text:span></text:span><text:span text:style-name="Source_20_Text"><text:span text:style-name="T85">Each data row insert is aligned.</text:span></text:span></text:p>
        </text:list-item>
        <text:list-item>
          <text:p text:style-name="P173"><text:span text:style-name="Source_20_Text"><text:span text:style-name="T82">A </text:span></text:span><text:span text:style-name="Source_20_Text"><text:span text:style-name="T72">time partition</text:span></text:span><text:span text:style-name="Source_20_Text"><text:span text:style-name="T82"> divides data according to a time interval and </text:span></text:span><text:span text:style-name="Source_20_Text"><text:span text:style-name="T83">will</text:span></text:span><text:span text:style-name="Source_20_Text"><text:span text:style-name="T82"> save all data within </text:span></text:span><text:span text:style-name="Source_20_Text"><text:span text:style-name="T83">that </text:span></text:span><text:span text:style-name="Source_20_Text"><text:span text:style-name="T82"><text:s/>range. </text:span></text:span></text:p>
        </text:list-item>
        <text:list-item>
          <text:p text:style-name="P174">The <text:span text:style-name="T2">jps</text:span> command shows the status of the jvm.</text:p>
        </text:list-item>
        <text:list-item>
          <text:p text:style-name="P175">cat ~/iotdb/log<text:span text:style-name="T207">s</text:span>/log_datanode_error.log</text:p>
        </text:list-item>
      </text:list>
      <text:p text:style-name="P127"/>
      <text:p text:style-name="P48"><text:span text:style-name="T138">Terminal</text:span><text:span text:style-name="T132"> </text:span><text:span text:style-name="T130">Commands:</text:span></text:p>
      <text:p text:style-name="P121"><text:span text:style-name="T79">cd ~/iotdb &amp;&amp; </text:span><text:span text:style-name="Source_20_Text"><text:span text:style-name="T77">sbin/start-standalone.sh</text:span></text:span></text:p>
      <text:p text:style-name="P19"><text:span text:style-name="Source_20_Text"><text:span text:style-name="T77">sbin/start-cli.sh -h 127.0.0.1 -p 6667 -u root -pw root<text:tab/></text:span></text:span><text:span text:style-name="Source_20_Text"><text:span text:style-name="T80">### note the user root / root.</text:span></text:span></text:p>
      <text:p text:style-name="P47"><text:span text:style-name="T20">cd </text:span><text:span text:style-name="T19">~/Documents/digital-twins/ecobee/clean_data<text:tab/></text:span><text:span text:style-name="T21">### location of *.nc files</text:span></text:p>
      <text:p text:style-name="P51"><text:span text:style-name="T18">mkdir outputs &amp;&amp; cd outputs </text:span><text:span text:style-name="T22">&amp;&amp; ncdump -c ../Jan_clean.nc &gt;Jan_clean.var</text:span></text:p>
      <text:p text:style-name="P53"><text:span text:style-name="T5">IoTDB </text:span><text:span text:style-name="T18">Commands: </text:span><text:span text:style-name="T32">(a</text:span><text:span text:style-name="T24">t </text:span><text:span text:style-name="T25">the </text:span><text:span text:style-name="T24">IotDB&gt; prompt</text:span><text:span text:style-name="T32">)</text:span></text:p>
      <text:p text:style-name="P49"><text:span text:style-name="T18">create database </text:span><text:span text:style-name="T23">root.</text:span><text:span text:style-name="T30">datasets</text:span><text:span text:style-name="T48">;<text:tab/></text:span><text:span text:style-name="T126">### consolidate months into single DB.</text:span></text:p>
      <text:p text:style-name="P50"><text:span text:style-name="T126">show databases;<text:tab/><text:tab/></text:span><text:span text:style-name="T129">### The TimePartitionInterval 604800000 ms is 7 days.</text:span></text:p>
      <text:p text:style-name="P86"><text:soft-page-break/>show timeseries;</text:p>
      <text:p text:style-name="P86">show timeseries root.datasets.etsi.HomeC.*; <text:s/><text:span text:style-name="T145">## column names are case-sensitive!</text:span></text:p>
      <text:p text:style-name="P87">show timeseries root.datasets.etsi.household_data_1min_singleindex.*;</text:p>
      <text:p text:style-name="P87">show timeseries root.datasets.etsi.household_data_15min_singleindex.*;</text:p>
      <text:p text:style-name="P87">show timeseries root.datasets.etsi.household_data_<text:span text:style-name="T264">60</text:span>min_singleindex.*;</text:p>
      <text:p text:style-name="P106"/>
      <text:p text:style-name="P9"><text:span text:style-name="Source_20_Text"><text:span text:style-name="T109">Produce and Modify the Summary File</text:span></text:span><text:span text:style-name="Source_20_Text"><text:span text:style-name="T99">:</text:span></text:span></text:p>
      <text:p text:style-name="P9"><text:span text:style-name="Source_20_Text"><text:span text:style-name="T98">The csv summary file </text:span></text:span><text:span text:style-name="Source_20_Text"><text:span text:style-name="T99">is </text:span></text:span><text:span text:style-name="Source_20_Text"><text:span text:style-name="T98">produced by </text:span></text:span><text:span text:style-name="Source_20_Text"><text:span text:style-name="T110">xsv stats</text:span></text:span><text:span text:style-name="Source_20_Text"><text:span text:style-name="T107"> &lt;dataFile.csv&gt; --everything &gt;</text:span></text:span><text:span text:style-name="Source_20_Text"><text:span text:style-name="T108">summary_</text:span></text:span><text:span text:style-name="Source_20_Text"><text:span text:style-name="T107">dataFile.csv</text:span></text:span><text:span text:style-name="Source_20_Text"><text:span text:style-name="T98"> </text:span></text:span><text:span text:style-name="Source_20_Text"><text:span text:style-name="T99">in </text:span></text:span><text:span text:style-name="Source_20_Text"><text:span text:style-name="T98">the same folder as &lt;dataFile.csv&gt;.</text:span></text:span></text:p>
      <text:list xml:id="list2313842242" text:style-name="L5">
        <text:list-item>
          <text:p text:style-name="P170"><text:span text:style-name="Source_20_Text"><text:span text:style-name="T99">Remove any blank rows.</text:span></text:span></text:p>
        </text:list-item>
        <text:list-item>
          <text:p text:style-name="P170"><text:span text:style-name="Source_20_Text"><text:span text:style-name="T99">Ensure the </text:span></text:span><text:span text:style-name="Source_20_Text"><text:span text:style-name="T100">Timestamp </text:span></text:span><text:span text:style-name="Source_20_Text"><text:span text:style-name="T99">is row 2 directly after the header row. </text:span></text:span></text:p>
        </text:list-item>
        <text:list-item>
          <text:p text:style-name="P171"><text:span text:style-name="Source_20_Text"><text:span text:style-name="T101">There should be only 1 UTC timestamp row.</text:span></text:span></text:p>
        </text:list-item>
        <text:list-item>
          <text:p text:style-name="P170"><text:span text:style-name="Source_20_Text"><text:span text:style-name="T99">A</text:span></text:span><text:span text:style-name="Source_20_Text"><text:span text:style-name="T105">ppend</text:span></text:span><text:span text:style-name="Source_20_Text"><text:span text:style-name="T99"> the units column: </text:span></text:span><text:a xlink:type="simple" xlink:href="http://www.ontology-of-units-of-measure.org/resource/om-2/" text:style-name="Internet_20_link" text:visited-style-name="Visited_20_Internet_20_Link"><text:span text:style-name="Source_20_Text"><text:span text:style-name="T99">http://www.ontology-of-units-of-measure.org/resource/om-2/</text:span></text:span></text:a><text:span text:style-name="Source_20_Text"><text:span text:style-name="T283"> </text:span></text:span></text:p>
        </text:list-item>
        <text:list-item>
          <text:p text:style-name="P170"><text:span text:style-name="Source_20_Text"><text:span text:style-name="T99">Remove any non-ASCII characters.</text:span></text:span></text:p>
        </text:list-item>
        <text:list-item>
          <text:p text:style-name="P170"><text:span text:style-name="Source_20_Text"><text:span text:style-name="T99">Append a backslash to column A after the last row </text:span></text:span><text:span text:style-name="Source_20_Text"><text:span text:style-name="T103">or leave the word ‘interpolated’.</text:span></text:span></text:p>
        </text:list-item>
        <text:list-item>
          <text:p text:style-name="P172"><text:span text:style-name="Source_20_Text"><text:span text:style-name="T104">Type names </text:span></text:span><text:span text:style-name="Source_20_Text"><text:span text:style-name="T105">in column B </text:span></text:span><text:span text:style-name="Source_20_Text"><text:span text:style-name="T104">are capitalized. </text:span></text:span></text:p>
        </text:list-item>
        <text:list-item>
          <text:p text:style-name="P170"><text:span text:style-name="Source_20_Text"><text:span text:style-name="T99">Sometimes the xsv program produces a large file size; make the changes and save it for a file size of 2.8 kb.</text:span></text:span></text:p>
        </text:list-item>
      </text:list>
      <text:p text:style-name="P9"><text:span text:style-name="Source_20_Text"><text:span text:style-name="T99"/></text:span></text:p>
      <text:p text:style-name="P12"><text:span text:style-name="T279">cd ~/Documents/digital-twins/netcdf </text:span><text:span text:style-name="T280">&amp;&amp; source ./netcdf.env</text:span></text:p>
      <text:p text:style-name="P11">###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150">export PKG_CONFIG_PATH=/home/david/github.com/hdf5-1.14.1/lib</text:p>
      <text:p text:style-name="P151">export HDF5_DIR=<text:span text:style-name="T262">$</text:span>PKG_CONFIG_PATH</text:p>
      <text:p text:style-name="P151">export CPATH=/home/david/github.com/netcdf-c/include</text:p>
      <text:p text:style-name="P7">-----------------------------------------------------------</text:p>
      <text:p text:style-name="P7">./<text:span text:style-name="T194">iotdb /home/david/Documents/digital-twins/opsd.household/household_data_15min_singleindex.csv insert</text:span></text:p>
      <text:p text:style-name="P52"><text:span text:style-name="T18">.../</text:span><text:span text:style-name="T4">netcdf </text:span><text:span text:style-name="T22">Jan_clean.var netCDF-4 </text:span><text:span text:style-name="T127">Ecobee_</text:span><text:span text:style-name="T128">clean_5min</text:span><text:span text:style-name="T131"><text:tab/># outputs </text:span><text:span text:style-name="T127">Ecobee_</text:span><text:span text:style-name="T128">clean_5min.</text:span><text:span text:style-name="T131">{json, sparql, iotdb, ttl} files. </text:span></text:p>
      <text:p text:style-name="P17"><text:span text:style-name="Source_20_Text"><text:span text:style-name="T73">When </text:span></text:span><text:span text:style-name="Source_20_Text"><text:span text:style-name="T74">i</text:span></text:span><text:span text:style-name="Source_20_Text"><text:span text:style-name="T73">nserting alig</text:span></text:span><text:span text:style-name="Source_20_Text"><text:span text:style-name="T74">ned </text:span></text:span><text:span text:style-name="Source_20_Text"><text:span text:style-name="T73">data into IotDB, ensure the t</text:span></text:span><text:span text:style-name="Source_20_Text"><text:span text:style-name="T74">imestamp </text:span></text:span><text:span text:style-name="Source_20_Text"><text:span text:style-name="T73">field is</text:span></text:span><text:span text:style-name="Source_20_Text"><text:span text:style-name="T75"> </text:span></text:span><text:span text:style-name="Source_20_Text"><text:span text:style-name="T73">the first column</text:span></text:span><text:span text:style-name="Source_20_Text"><text:span text:style-name="T106">. </text:span></text:span></text:p>
      <text:p text:style-name="P96"><text:span text:style-name="T131">INSERT INTO root.datasets.etsi.Ecobee_clean_5min(time</text:span><text:span text:style-name="T133">,id</text:span><text:span text:style-name="T131">) VALUES (1483228800,'00248d5f9ecd01a008b95d6f5a79688db7f8344c'), </text:span><text:span text:style-name="T133">(</text:span><text:span text:style-name="T131">…</text:span><text:span text:style-name="T133">)</text:span><text:span text:style-name="T131">;</text:span></text:p>
      <text:p text:style-name="P54"><text:span text:style-name="T131">S</text:span><text:span text:style-name="T125">ELECT </text:span><text:span text:style-name="T137">COUNT(</text:span><text:span text:style-name="T125">*</text:span><text:span text:style-name="T137">)</text:span><text:span text:style-name="T125"> FROM <text:s/></text:span><text:span text:style-name="T131">root.datasets.etsi.household_data_1min_singleindex;</text:span></text:p>
      <text:p text:style-name="P54"><text:span text:style-name="T131">D</text:span><text:span text:style-name="T125">ELETE FROM </text:span><text:span text:style-name="T131">root.datasets.etsi.Ecobee_clean_5min.</text:span><text:span text:style-name="T134">id</text:span><text:span text:style-name="T131">; <text:s text:c="2"/></text:span><text:span text:style-name="T134"># deletes all the data in the id timeseries </text:span><text:span text:style-name="T135">but not the </text:span><text:span text:style-name="T136">schema</text:span><text:span text:style-name="T135">.</text:span></text:p>
      <text:p text:style-name="P62">DROP TIMESERIES <text:span text:style-name="T131">root.datasets.etsi.Ecobee_clean_5min.</text:span><text:span text:style-name="T134">id</text:span><text:span text:style-name="T131">; <text:s text:c="2"/></text:span><text:span text:style-name="T134"># </text:span><text:span text:style-name="T125">drops the timeseries </text:span><text:span text:style-name="T136">schema</text:span><text:span text:style-name="T135">.</text:span></text:p>
      <text:p text:style-name="P167"><text:span text:style-name="T192">CREATE ALIGNED </text:span><text:span text:style-name="T193">TIMESERIES </text:span>root.datasets.etsi.household_data_<text:span text:style-name="T197">1</text:span>min_singleindex (<text:span text:style-name="T266">longtime</text:span> INT64 encoding=PLAIN compressor=SNAPPY, <text:s/><text:span text:style-name="T194">etc);</text:span></text:p>
      <text:p text:style-name="P102">CREATE ALIGNED TIMESERIES root.datasets.etsi.Jan_clean(longtime INT64 encoding=GORILLA compressor=SNAPPY, <text:span text:style-name="T268">id TEXT </text:span>encoding=PLAIN compressor=SNAPPY); <text:span text:style-name="T275">(fragment)</text:span></text:p>
      <text:p text:style-name="P107">show timeseries <text:s/><text:span text:style-name="T267">root.datasets.etsi.Jan_clean.</text:span><text:span text:style-name="T269">longtime;</text:span></text:p>
      <text:p text:style-name="P108"><text:span text:style-name="T273">S</text:span>ELECT <text:span text:style-name="T274">COUNT(</text:span>*<text:span text:style-name="T274">)</text:span> FROM <text:s/>root.datasets.etsi.Jan_clean.RemoteSensor3_Temperature;</text:p>
      <text:p text:style-name="P101">COUNT TIMESERIES root.datasets.etsi.household_data_<text:span text:style-name="T195">1</text:span>min_singleindex.DatasetName;</text:p>
      <text:p text:style-name="P105"/>
      <text:p text:style-name="P109">Draft ETSI EN 303 760 V0.0.2 (2023-02): SAREF Guidelines for IoT Semantic Interoperability.</text:p>
      <text:p text:style-name="P104"><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4"/>
      <text:p text:style-name="P141"><text:span text:style-name="T237">5.1.1</text:span> <text:span text:style-name="T237">Time series use case</text:span></text:p>
      <text:section text:style-name="Sect1" text:name="WACViewPanel_ClipboardElement">
        <text:p text:style-name="P137"><text:span text:style-name="T240">A </text:span><text:span text:style-name="T241">time series</text:span> <text:span text:style-name="T240">is a series of values of a quantity ordered by successive times, often with equal intervals between them. The series is usually produced by a specific Device, but can also be generated by an algorithm. A time series is often part of a </text:span><text:span text:style-name="T241">data stream</text:span> <text:span text:style-name="T240">consumed by a client that requires multiple time series measurements -- the multiple time series are </text:span><text:span text:style-name="T241">aligned</text:span> <text:span text:style-name="T240">to the same timestamp. We will assume such an alignment for these use cases. Time series are also classified as </text:span><text:span text:style-name="T241">static</text:span><text:span text:style-name="T240">, where the data set is complete and no more data is produced (e.g., a time series database such as </text:span><text:span text:style-name="T241">IotDB</text:span><text:span text:style-name="T240">); or </text:span><text:span text:style-name="T241">dynamic</text:span><text:span text:style-name="T240">, where the client consumes or </text:span><text:span text:style-name="T241">subscribes</text:span> <text:span text:style-name="T240">to a Device that continuously produces or </text:span><text:span text:style-name="T241">publishes</text:span> <text:span text:style-name="T240">a data stream. Intermediate web service brokers semantically enrich or conform the outbound data stream to a time series ontology interface called </text:span><text:span text:style-name="T241">ProducerTimeSeries</text:span><text:span text:style-name="T240">. A web interface displays the requested data stream, but client programs are also available in several programming languages. The design goal of the ProducerTimeSeries is to serve as an interface to as many existing data sets as possible for the sake of semantic interoperability, including simulations. </text:span></text:p>
        <text:p text:style-name="P137"><text:span text:style-name="T240">The primary use case connects, integrates, and delivers a specific data stream source for a client given the client’srequest time series ontology, called </text:span><text:span text:style-name="T244">ConsumerTimeSeries</text:span><text:span text:style-name="T240">, which is nearly always a subset of the </text:span><text:span text:style-name="T244">ProducerTimeSeries</text:span><text:span text:style-name="T240">. The source responds with semantically enriched data, an intersection of the </text:span><text:span text:style-name="T245">ProducerTimeSeries</text:span><text:span text:style-name="T251"> </text:span><text:span text:style-name="T245">and the ConsumerTimeSeries</text:span> <text:span text:style-name="T240">ontologies which we shall call </text:span><text:span text:style-name="T241">EnrichedTimeSeries</text:span><text:span text:style-name="T240">. Each EnrichedTimeSeries is a mixture of common time series ontological entities and specific data stream entities. Time series data is not strictly bound to the Device context that produced it; that is, the same time series sequence can be enriched in several ways.</text:span></text:p>
        <text:p text:style-name="P148">Some derived use cases are:</text:p>
        <text:list xml:id="list4102406919" text:style-name="L6">
          <text:list-item>
            <text:p text:style-name="P177">Allow the client to restrict data streams to specific start and stop timestamps;</text:p>
          </text:list-item>
          <text:list-item>
            <text:p text:style-name="P177">Interpolate missing data or remove duplicate data;</text:p>
          </text:list-item>
          <text:list-item>
            <text:p text:style-name="P177">Present a specific Device and retrieve the time series that such a device could produce;</text:p>
          </text:list-item>
          <text:list-item>
            <text:p text:style-name="P177">Determining whether two or more time series are comparable, composable, or can be aligned;</text:p>
          </text:list-item>
        </text:list>
        <text:p text:style-name="P139"><text:bookmark text:name="WACViewPanel_ClipboardElement1"/><text:span text:style-name="T238">5.2</text:span> <text:span text:style-name="T238">Identify core elements</text:span></text:p>
        <text:p text:style-name="P137"><text:bookmark text:name="WACViewPanel_ClipboardElement2"/><text:span text:style-name="T240">A generated time series Class depends upon the following entities, where </text:span><text:span text:style-name="T241">s4data</text:span> <text:span text:style-name="T240">refers to internal use.</text:span></text:p>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45">Entity Type</text:p>
              </table:table-cell>
              <table:table-cell table:style-name="Table1.A1" office:value-type="string">
                <text:p text:style-name="P145">Entity</text:p>
              </table:table-cell>
              <table:table-cell table:style-name="Table1.A1" office:value-type="string">
                <text:p text:style-name="P145">Description of Use</text:p>
              </table:table-cell>
            </table:table-row>
            <table:table-row>
              <table:table-cell table:style-name="Table1.A1" office:value-type="string">
                <text:p text:style-name="P146">Class</text:p>
              </table:table-cell>
              <table:table-cell table:style-name="Table1.A1" office:value-type="string">
                <text:p text:style-name="P146">saref:Time</text:p>
              </table:table-cell>
              <table:table-cell table:style-name="Table1.A1" office:value-type="string">
                <text:p text:style-name="P146">Needed for time series.</text:p>
              </table:table-cell>
            </table:table-row>
            <table:table-row>
              <table:table-cell table:style-name="Table1.A1" office:value-type="string">
                <text:p text:style-name="P146">Class</text:p>
              </table:table-cell>
              <table:table-cell table:style-name="Table1.A1" office:value-type="string">
                <text:p text:style-name="P146">saref:Measurement</text:p>
              </table:table-cell>
              <table:table-cell table:style-name="Table1.A1" office:value-type="string">
                <text:p text:style-name="P146">Needed for time series.</text:p>
              </table:table-cell>
            </table:table-row>
            <table:table-row>
              <table:table-cell table:style-name="Table1.A1" office:value-type="string">
                <text:p text:style-name="P146">Class</text:p>
              </table:table-cell>
              <table:table-cell table:style-name="Table1.A1" office:value-type="string">
                <text:p text:style-name="P146">saref:UnitOfMeasure</text:p>
              </table:table-cell>
              <table:table-cell table:style-name="Table1.A1" office:value-type="string">
                <text:p text:style-name="P146">Needed for time series.</text:p>
              </table:table-cell>
            </table:table-row>
            <table:table-row>
              <table:table-cell table:style-name="Table1.A1" office:value-type="string">
                <text:p text:style-name="P146">Class</text:p>
              </table:table-cell>
              <table:table-cell table:style-name="Table1.A1" office:value-type="string">
                <text:p text:style-name="P146">s4ehaw:Data</text:p>
              </table:table-cell>
              <table:table-cell table:style-name="Table1.A1" office:value-type="string">
                <text:p text:style-name="P138"/>
              </table:table-cell>
            </table:table-row>
            <table:table-row>
              <table:table-cell table:style-name="Table1.A1" office:value-type="string">
                <text:p text:style-name="P146">Class</text:p>
              </table:table-cell>
              <table:table-cell table:style-name="Table1.A1" office:value-type="string">
                <text:p text:style-name="P146">s4ehaw:MeasurementFunction</text:p>
              </table:table-cell>
              <table:table-cell table:style-name="Table1.A1" office:value-type="string">
                <text:p text:style-name="P138"/>
              </table:table-cell>
            </table:table-row>
            <table:table-row>
              <table:table-cell table:style-name="Table1.A1" office:value-type="string">
                <text:p text:style-name="P146">Class</text:p>
              </table:table-cell>
              <table:table-cell table:style-name="Table1.A1" office:value-type="string">
                <text:p text:style-name="P146">s4envi:FrequencyUnit</text:p>
              </table:table-cell>
              <table:table-cell table:style-name="Table1.A1" office:value-type="string">
                <text:p text:style-name="P138"/>
              </table:table-cell>
            </table:table-row>
            <text:soft-page-break/>
            <table:table-row>
              <table:table-cell table:style-name="Table1.A1" office:value-type="string">
                <text:p text:style-name="P146">Class</text:p>
              </table:table-cell>
              <table:table-cell table:style-name="Table1.A1" office:value-type="string">
                <text:p text:style-name="P146">s4envi:FrequencyMeasurement</text:p>
              </table:table-cell>
              <table:table-cell table:style-name="Table1.A1" office:value-type="string">
                <text:p text:style-name="P138"/>
              </table:table-cell>
            </table:table-row>
            <table:table-row>
              <table:table-cell table:style-name="Table1.A1" office:value-type="string">
                <text:p text:style-name="P146">Class</text:p>
              </table:table-cell>
              <table:table-cell table:style-name="Table1.A1" office:value-type="string">
                <text:p text:style-name="P146">s4auto:Confidence</text:p>
              </table:table-cell>
              <table:table-cell table:style-name="Table1.A1" office:value-type="string">
                <text:p text:style-name="P146">Needed even though most data authors don’t declare.</text:p>
              </table:table-cell>
            </table:table-row>
            <table:table-row>
              <table:table-cell table:style-name="Table1.A1" office:value-type="string">
                <text:p text:style-name="P146">Class</text:p>
              </table:table-cell>
              <table:table-cell table:style-name="Table1.A1" office:value-type="string">
                <text:p text:style-name="P146">s4data:StartTimeseries</text:p>
              </table:table-cell>
              <table:table-cell table:style-name="Table1.A1" office:value-type="string">
                <text:p text:style-name="P146">Need to ensure that all aligned values use UTC.</text:p>
              </table:table-cell>
            </table:table-row>
            <table:table-row>
              <table:table-cell table:style-name="Table1.A1" office:value-type="string">
                <text:p text:style-name="P146">Class</text:p>
              </table:table-cell>
              <table:table-cell table:style-name="Table1.A1" office:value-type="string">
                <text:p text:style-name="P146">s4data:StopTimeseries</text:p>
              </table:table-cell>
              <table:table-cell table:style-name="Table1.A1" office:value-type="string">
                <text:p text:style-name="P146">Need to ensure that all aligned values use UTC.</text:p>
              </table:table-cell>
            </table:table-row>
            <table:table-row>
              <table:table-cell table:style-name="Table1.A1" office:value-type="string">
                <text:p text:style-name="P146">ObjectProperty</text:p>
              </table:table-cell>
              <table:table-cell table:style-name="Table1.A1" office:value-type="string">
                <text:p text:style-name="P146">s4ehaw:hasTimeSeriesMeasurement</text:p>
              </table:table-cell>
              <table:table-cell table:style-name="Table1.A1" office:value-type="string">
                <text:p text:style-name="P138"/>
              </table:table-cell>
            </table:table-row>
            <table:table-row>
              <table:table-cell table:style-name="Table1.A1" office:value-type="string">
                <text:p text:style-name="P146">ObjectProperty</text:p>
              </table:table-cell>
              <table:table-cell table:style-name="Table1.A1" office:value-type="string">
                <text:p text:style-name="P146">s4data:hasEquation</text:p>
              </table:table-cell>
              <table:table-cell table:style-name="Table1.A1" office:value-type="string">
                <text:p text:style-name="P146">If computable. </text:p>
              </table:table-cell>
            </table:table-row>
            <table:table-row>
              <table:table-cell table:style-name="Table1.A1" office:value-type="string">
                <text:p text:style-name="P146">ObjectProperty</text:p>
              </table:table-cell>
              <table:table-cell table:style-name="Table1.A1" office:value-type="string">
                <text:p text:style-name="P146">s4data:hasDistribution</text:p>
              </table:table-cell>
              <table:table-cell table:style-name="Table1.A1" office:value-type="string">
                <text:p text:style-name="P146">If computable.</text:p>
              </table:table-cell>
            </table:table-row>
            <table:table-row>
              <table:table-cell table:style-name="Table1.A1" office:value-type="string">
                <text:p text:style-name="P146">ObjectProperty</text:p>
              </table:table-cell>
              <table:table-cell table:style-name="Table1.A1" office:value-type="string">
                <text:p text:style-name="P146">s4data:isPriorTo</text:p>
              </table:table-cell>
              <table:table-cell table:style-name="Table1.A1" office:value-type="string">
                <text:p text:style-name="P146">Bayesian prior for processing chain.</text:p>
              </table:table-cell>
            </table:table-row>
            <table:table-row>
              <table:table-cell table:style-name="Table1.A1" office:value-type="string">
                <text:p text:style-name="P146">ObjectProperty</text:p>
              </table:table-cell>
              <table:table-cell table:style-name="Table1.A1" office:value-type="string">
                <text:p text:style-name="P146">s4data:isPosteriorTo</text:p>
              </table:table-cell>
              <table:table-cell table:style-name="Table1.A1" office:value-type="string">
                <text:p text:style-name="P146">Bayesian posterior for processing chain</text:p>
              </table:table-cell>
            </table:table-row>
            <table:table-row>
              <table:table-cell table:style-name="Table1.A1" office:value-type="string">
                <text:p text:style-name="P146">ObjectProperty</text:p>
              </table:table-cell>
              <table:table-cell table:style-name="Table1.A1" office:value-type="string">
                <text:p text:style-name="P146">s4data:isComparableTo</text:p>
              </table:table-cell>
              <table:table-cell table:style-name="Table1.A1" office:value-type="string">
                <text:p text:style-name="P146">Various methods to compare different time series.</text:p>
              </table:table-cell>
            </table:table-row>
            <table:table-row>
              <table:table-cell table:style-name="Table1.A1" office:value-type="string">
                <text:p text:style-name="P146">ObjectProperty</text:p>
              </table:table-cell>
              <table:table-cell table:style-name="Table1.A1" office:value-type="string">
                <text:p text:style-name="P146">s4data:hasFrequencyMeasurement</text:p>
              </table:table-cell>
              <table:table-cell table:style-name="Table1.A1" office:value-type="string">
                <text:p text:style-name="P138"/>
              </table:table-cell>
            </table:table-row>
            <table:table-row>
              <table:table-cell table:style-name="Table1.A1" office:value-type="string">
                <text:p text:style-name="P146">ObjectProperty</text:p>
              </table:table-cell>
              <table:table-cell table:style-name="Table1.A1" office:value-type="string">
                <text:p text:style-name="P146">s4data:hasConfidence</text:p>
              </table:table-cell>
              <table:table-cell table:style-name="Table1.A1" office:value-type="string">
                <text:p text:style-name="P138"/>
              </table:table-cell>
            </table:table-row>
            <table:table-row>
              <table:table-cell table:style-name="Table1.A1" office:value-type="string">
                <text:p text:style-name="P146">DatatypeProperty</text:p>
              </table:table-cell>
              <table:table-cell table:style-name="Table1.A1" office:value-type="string">
                <text:p text:style-name="P146">s4data:isRaw</text:p>
              </table:table-cell>
              <table:table-cell table:style-name="Table1.A1" office:value-type="string">
                <text:p text:style-name="P146">Versus clean or curated.</text:p>
              </table:table-cell>
            </table:table-row>
            <table:table-row>
              <table:table-cell table:style-name="Table1.A1" office:value-type="string">
                <text:p text:style-name="P146">DatatypeProperty</text:p>
              </table:table-cell>
              <table:table-cell table:style-name="Table1.A1" office:value-type="string">
                <text:p text:style-name="P146">s4data:isAlignedTimeseries</text:p>
              </table:table-cell>
              <table:table-cell table:style-name="Table1.A1" office:value-type="string">
                <text:p text:style-name="P146">Every time series should be aligned.</text:p>
              </table:table-cell>
            </table:table-row>
            <table:table-row>
              <table:table-cell table:style-name="Table1.A1" office:value-type="string">
                <text:p text:style-name="P146">DatatypeProperty</text:p>
              </table:table-cell>
              <table:table-cell table:style-name="Table1.A1" office:value-type="string">
                <text:p text:style-name="P146">s4data:hasSamplingPeriodValue</text:p>
              </table:table-cell>
              <table:table-cell table:style-name="Table1.A1" office:value-type="string">
                <text:p text:style-name="P138"/>
              </table:table-cell>
            </table:table-row>
            <table:table-row>
              <table:table-cell table:style-name="Table1.A1" office:value-type="string">
                <text:p text:style-name="P146">DatatypeProperty</text:p>
              </table:table-cell>
              <table:table-cell table:style-name="Table1.A1" office:value-type="string">
                <text:p text:style-name="P146">s4data:hasUpperLimitValue</text:p>
              </table:table-cell>
              <table:table-cell table:style-name="Table1.A1" office:value-type="string">
                <text:p text:style-name="P138"/>
              </table:table-cell>
            </table:table-row>
            <table:table-row>
              <table:table-cell table:style-name="Table1.A1" office:value-type="string">
                <text:p text:style-name="P146">DatatypeProperty</text:p>
              </table:table-cell>
              <table:table-cell table:style-name="Table1.A1" office:value-type="string">
                <text:p text:style-name="P146">s4data:hasLowerLimitValue</text:p>
              </table:table-cell>
              <table:table-cell table:style-name="Table1.A1" office:value-type="string">
                <text:p text:style-name="P138"/>
              </table:table-cell>
            </table:table-row>
            <table:table-row>
              <table:table-cell table:style-name="Table1.A1" office:value-type="string">
                <text:p text:style-name="P146">DatatypeProperty</text:p>
              </table:table-cell>
              <table:table-cell table:style-name="Table1.A1" office:value-type="string">
                <text:p text:style-name="P146">s4data:hasNumericPrecision</text:p>
              </table:table-cell>
              <table:table-cell table:style-name="Table1.A1" office:value-type="string">
                <text:p text:style-name="P138"/>
              </table:table-cell>
            </table:table-row>
            <table:table-row>
              <table:table-cell table:style-name="Table1.A1" office:value-type="string">
                <text:p text:style-name="P138"/>
              </table:table-cell>
              <table:table-cell table:style-name="Table1.A1" office:value-type="string">
                <text:p text:style-name="P138"/>
              </table:table-cell>
              <table:table-cell table:style-name="Table1.A1" office:value-type="string">
                <text:p text:style-name="P138"/>
              </table:table-cell>
            </table:table-row>
          </table:table>
          <text:p text:style-name="Text_20_body"/>
          <text:p text:style-name="P140"><text:bookmark text:name="WACViewPanel_ClipboardElement"/><text:span text:style-name="T238">6.1</text:span> <text:span text:style-name="T238">Translate data into semantically enriched SAREF data</text:span></text:p>
          <text:p text:style-name="P149"><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43"><text:bookmark text:name="WACViewPanel_ClipboardElement4"/><text:span text:style-name="T239">6.2</text:span><text:span text:style-name="T124"> </text:span><text:span text:style-name="T239">Test semantically enriched SAREF data</text:span></text:p>
          <text:p text:style-name="P147"><text:bookmark text:name="WACViewPanel_ClipboardElement5"/><text:soft-page-break/>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40"><text:bookmark text:name="WACViewPanel_ClipboardElement6"/><text:span text:style-name="T238">6.3</text:span> <text:span text:style-name="T238">Ensure compliance of data to SAREF</text:span></text:p>
          <text:p text:style-name="P144"><text:bookmark text:name="WACViewPanel_ClipboardElement7"/><text:span text:style-name="T242">An important data compliance rule concern show 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47">http://www.ontology-of-units-of-measure.org/resource/om-2/Unit</text:span></text:a><text:span text:style-name="T246"> </text:span><text:span text:style-name="T242">and </text:span><text:a xlink:type="simple" xlink:href="https://github.com/HajoRijgersberg/OM" office:target-frame-name="_blank" xlink:show="new" text:style-name="Internet_20_link" text:visited-style-name="Visited_20_Internet_20_Link"><text:span text:style-name="T247">https://github.com/HajoRijgersberg/OM</text:span></text:a><text:span text:style-name="T242">. The </text:span><text:span text:style-name="T243">data set curator</text:span><text:span text:style-name="T246"> </text:span><text:span text:style-name="T242">manually assigns the proper units to each time series in its </text:span><text:span text:style-name="T243">summary.csv</text:span><text:span text:style-name="T246"> </text:span><text:span text:style-name="T242">file such as kW, kWh, pascal, kelvin: kelvin, °C, °F, %rh, mb, degree, lux, km, etc. </text:span></text:p>
          <text:p text:style-name="P144"><text:span text:style-name="T242">Online data sets often come in two forms: raw and clean (curated or processed) as indicated by the </text:span><text:span text:style-name="T243">isRaw</text:span><text:span text:style-name="T246"> </text:span><text:span text:style-name="T242">DatatypeProperty. Cleaned data is consistent because of the constraints enforced by the WSDB(see </text:span><text:span text:style-name="T252">§6.2) even though data authors clean their data in different ways. Raw data cannot guarantee consistency. The same constraint holds for the most important inference rule, whether onetime series </text:span><text:span text:style-name="T242">is </text:span><text:span text:style-name="T243">comparable </text:span><text:span text:style-name="T242">to another. It is advantageous to define test rules for various types of comparability. </text:span></text:p>
          <text:p text:style-name="P144"><text:span text:style-name="T242">A note on </text:span><text:span text:style-name="T243">timestamps</text:span><text:span text:style-name="T242">: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42"/>
        </text:section>
      </text:section>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10T17:39:51.939044719</dc:date>
    <meta:editing-duration>P8DT8H46M32S</meta:editing-duration>
    <meta:editing-cycles>265</meta:editing-cycles>
    <meta:generator>LibreOffice/7.3.7.2$Linux_X86_64 LibreOffice_project/30$Build-2</meta:generator>
    <meta:document-statistic meta:table-count="1" meta:image-count="0" meta:object-count="0" meta:page-count="11" meta:paragraph-count="318" meta:word-count="2928" meta:character-count="25010" meta:non-whitespace-character-count="22243"/>
  </office:meta>
</office:document-meta>
</file>